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in Modern Math" svg:font-family="'Latin Modern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paragraph-properties fo:margin-left="0cm" fo:margin-right="0cm" fo:text-indent="0cm" style:auto-text-indent="false"/>
      <style:text-properties officeooo:rsid="00f1b186" officeooo:paragraph-rsid="00f1b186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font-variant="normal" fo:text-transform="none" style:font-name="Liberation Serif" fo:font-size="14pt" fo:letter-spacing="normal" fo:font-style="normal" fo:font-weight="normal" officeooo:rsid="0011f297" style:font-size-asian="14pt" style:font-size-complex="14pt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font-name="Liberation Serif" fo:font-size="14pt" fo:letter-spacing="normal" fo:font-style="normal" fo:font-weight="normal" officeooo:rsid="0011f297" officeooo:paragraph-rsid="001204fe" style:font-size-asian="14pt" style:font-size-complex="14pt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font-name="Liberation Serif" fo:font-size="14pt" fo:letter-spacing="normal" fo:font-style="normal" fo:font-weight="normal" officeooo:rsid="0011f297" officeooo:paragraph-rsid="0012b942" style:font-size-asian="14pt" style:font-size-complex="14pt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font-name="Liberation Serif" fo:font-size="14pt" fo:letter-spacing="normal" fo:font-style="normal" fo:font-weight="bold" officeooo:rsid="0011f297" officeooo:paragraph-rsid="0012b942" style:font-size-asian="14pt" style:font-weight-asian="bold" style:font-size-complex="14pt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10616ee" officeooo:paragraph-rsid="010616ee" style:font-size-asian="14pt" style:font-weight-asian="normal" style:font-size-complex="14pt" style:font-weight-complex="normal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558c66" officeooo:paragraph-rsid="00840659" style:font-size-asian="14pt" style:font-weight-asian="normal" style:font-size-complex="14pt" style:font-weight-complex="normal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558c66" officeooo:paragraph-rsid="00658402" style:font-size-asian="14pt" style:font-weight-asian="normal" style:font-size-complex="14pt" style:font-weight-complex="normal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558c66" officeooo:paragraph-rsid="004fa3a0" style:font-size-asian="14pt" style:font-weight-asian="normal" style:font-size-complex="14pt" style:font-weight-complex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558c66" officeooo:paragraph-rsid="0102f91a" style:font-size-asian="14pt" style:font-weight-asian="normal" style:font-size-complex="14pt" style:font-weight-complex="normal" loext:padding="0cm" loext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7b2b87" officeooo:paragraph-rsid="007e3f3a" style:font-size-asian="14pt" style:font-weight-asian="normal" style:font-size-complex="14pt" style:font-weight-complex="normal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7fa7d1" officeooo:paragraph-rsid="007fa7d1" style:font-size-asian="14pt" style:font-weight-asian="normal" style:font-size-complex="14pt" style:font-weight-complex="normal" loext:padding="0cm" loext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8bdcce" officeooo:paragraph-rsid="00b3326b" style:font-size-asian="14pt" style:font-weight-asian="normal" style:font-size-complex="14pt" style:font-weight-complex="normal" loext:padding="0cm" loext:border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8bdcce" officeooo:paragraph-rsid="008bdcce" style:font-size-asian="14pt" style:font-weight-asian="normal" style:font-size-complex="14pt" style:font-weight-complex="normal" loext:padding="0cm" loext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b34e98" officeooo:paragraph-rsid="00b34e98" style:font-size-asian="14pt" style:font-weight-asian="normal" style:font-size-complex="14pt" style:font-weight-complex="normal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bold" officeooo:rsid="008bdcce" officeooo:paragraph-rsid="008bdcce" style:font-size-asian="14pt" style:font-weight-asian="bold" style:font-size-complex="14pt" style:font-weight-complex="bold" loext:padding="0cm" loext:border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atin Modern Math" fo:font-size="10pt" fo:letter-spacing="normal" fo:font-style="normal" fo:font-weight="normal" officeooo:rsid="00dde76c" officeooo:paragraph-rsid="00e4da32" style:font-size-asian="10pt" style:font-weight-asian="normal" style:font-size-complex="10pt" style:font-weight-complex="normal" loext:padding="0cm" loext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c9211e" style:font-name="Liberation Serif" fo:font-size="14pt" fo:font-weight="normal" officeooo:rsid="00acd8d3" officeooo:paragraph-rsid="00acd8d3" fo:background-color="#ffff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style:font-name="Liberation Serif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officeooo:paragraph-rsid="001204fe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officeooo:paragraph-rsid="0012b942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officeooo:paragraph-rsid="00658402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officeooo:paragraph-rsid="007e3f3a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officeooo:paragraph-rsid="00ff2b73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officeooo:paragraph-rsid="0068756a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officeooo:rsid="00c9e2f2" officeooo:paragraph-rsid="00c9e2f2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fo:font-weight="bold" officeooo:rsid="0068756a" officeooo:paragraph-rsid="0068756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fo:font-weight="bold" officeooo:rsid="00acd8d3" officeooo:paragraph-rsid="00acd8d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fo:font-weight="bold" officeooo:rsid="008005bf" officeooo:paragraph-rsid="008005b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fo:font-weight="bold" officeooo:rsid="01772263" officeooo:paragraph-rsid="0177226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fo:font-weight="normal" officeooo:rsid="00b147ff" officeooo:paragraph-rsid="00b147f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fo:font-weight="normal" officeooo:rsid="014941ed" officeooo:paragraph-rsid="014add7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officeooo:paragraph-rsid="00ed0ec5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iberation Serif" officeooo:paragraph-rsid="00840659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paragraph-rsid="0121a8b8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paragraph-rsid="0102f91a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paragraph-rsid="012f23ca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paragraph-rsid="0120421b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style:text-position="0% 100%" style:font-name="Liberation Serif" fo:font-size="14pt" fo:letter-spacing="normal" fo:font-style="normal" fo:font-weight="normal" officeooo:rsid="016e9010" officeooo:paragraph-rsid="014add78" fo:background-color="transparent" style:font-size-asian="14pt" style:font-weight-asian="normal" style:font-size-complex="14pt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bold" officeooo:rsid="016f6d8d" officeooo:paragraph-rsid="016f6d8d" fo:background-color="#ffff00" style:font-size-asian="14pt" style:font-weight-asian="bold" style:font-size-complex="14pt" style:font-weight-complex="bold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bold" officeooo:rsid="01772263" officeooo:paragraph-rsid="01772263" fo:background-color="#ffff0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style:text-position="0% 100%" style:font-name="Liberation Serif" fo:font-size="14pt" fo:letter-spacing="normal" fo:font-style="normal" fo:font-weight="normal" officeooo:rsid="007b2b87" officeooo:paragraph-rsid="0068756a" style:font-size-asian="14pt" style:font-weight-asian="normal" style:font-size-complex="14pt" style:font-weight-complex="normal" loext:padding="0cm" loext:border="none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letter-spacing="normal" fo:font-style="normal" fo:font-weight="normal" officeooo:rsid="0011f297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1482b1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8aa096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1a0969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12b942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236ae9" style:font-weight-asian="normal" style:font-weight-complex="normal" loext:padding="0cm" loext:border="none"/>
    </style:style>
    <style:style style:name="T7" style:family="text">
      <style:text-properties fo:font-variant="normal" fo:text-transform="none" fo:letter-spacing="normal" fo:font-style="normal" fo:font-weight="normal" officeooo:rsid="002f206c" style:font-weight-asian="normal" style:font-weight-complex="normal" loext:padding="0cm" loext:border="none"/>
    </style:style>
    <style:style style:name="T8" style:family="text">
      <style:text-properties fo:font-variant="normal" fo:text-transform="none" fo:letter-spacing="normal" fo:font-style="normal" fo:font-weight="normal" officeooo:rsid="00331436" style:font-weight-asian="normal" style:font-weight-complex="normal" loext:padding="0cm" loext:border="none"/>
    </style:style>
    <style:style style:name="T9" style:family="text">
      <style:text-properties fo:font-variant="normal" fo:text-transform="none" fo:letter-spacing="normal" fo:font-style="normal" fo:font-weight="normal" officeooo:rsid="003d72b7" style:font-weight-asian="normal" style:font-weight-complex="normal" loext:padding="0cm" loext:border="none"/>
    </style:style>
    <style:style style:name="T10" style:family="text">
      <style:text-properties fo:font-variant="normal" fo:text-transform="none" fo:letter-spacing="normal" fo:font-style="normal" fo:font-weight="normal" officeooo:rsid="0040aa39" style:font-weight-asian="normal" style:font-weight-complex="normal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61cc98" style:font-weight-asian="normal" style:font-weight-complex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380330" style:font-weight-asian="normal" style:font-weight-complex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3a003b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4c6988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bold" officeooo:rsid="0011f297" style:font-weight-asian="bold" style:font-weight-complex="bold" loext:padding="0cm" loext:border="none"/>
    </style:style>
    <style:style style:name="T16" style:family="text">
      <style:text-properties fo:font-variant="normal" fo:text-transform="none" fo:font-size="14pt" fo:letter-spacing="normal" fo:font-style="normal" fo:font-weight="normal" officeooo:rsid="00181962" style:font-size-asian="14pt" style:font-weight-asian="normal" style:font-size-complex="14pt" style:font-weight-complex="normal" loext:padding="0cm" loext:border="none"/>
    </style:style>
    <style:style style:name="T17" style:family="text">
      <style:text-properties fo:font-variant="normal" fo:text-transform="none" fo:font-size="14pt" fo:letter-spacing="normal" fo:font-style="normal" fo:font-weight="normal" officeooo:rsid="001b7945" style:font-size-asian="14pt" style:font-weight-asian="normal" style:font-size-complex="14pt" style:font-weight-complex="normal" loext:padding="0cm" loext:border="none"/>
    </style:style>
    <style:style style:name="T18" style:family="text">
      <style:text-properties fo:font-variant="normal" fo:text-transform="none" fo:font-size="14pt" fo:letter-spacing="normal" fo:font-style="normal" fo:font-weight="normal" officeooo:rsid="001d6277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font-size="14pt" fo:letter-spacing="normal" fo:font-style="normal" fo:font-weight="normal" officeooo:rsid="00514bac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font-size="14pt" fo:letter-spacing="normal" fo:font-style="normal" fo:font-weight="normal" officeooo:rsid="00dcee80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font-size="14pt" fo:letter-spacing="normal" fo:font-style="normal" fo:font-weight="normal" officeooo:rsid="001f1d17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font-size="14pt" fo:letter-spacing="normal" fo:font-style="normal" fo:font-weight="normal" officeooo:rsid="00206e07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font-size="14pt" fo:letter-spacing="normal" fo:font-style="normal" fo:font-weight="normal" officeooo:rsid="00318a15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font-size="14pt" fo:letter-spacing="normal" fo:font-style="normal" fo:font-weight="normal" officeooo:rsid="0020a1a6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font-size="14pt" fo:letter-spacing="normal" fo:font-style="normal" fo:font-weight="normal" officeooo:rsid="00be2465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font-size="14pt" fo:letter-spacing="normal" fo:font-style="normal" fo:font-weight="normal" officeooo:rsid="00df48c9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font-size="14pt" fo:letter-spacing="normal" fo:font-style="normal" fo:font-weight="normal" officeooo:rsid="0022d66f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font-size="14pt" fo:letter-spacing="normal" fo:font-style="normal" fo:font-weight="normal" officeooo:rsid="0024ae08" style:font-size-asian="14pt" style:font-weight-asian="normal" style:font-size-complex="14pt" style:font-weight-complex="normal" loext:padding="0cm" loext:border="none"/>
    </style:style>
    <style:style style:name="T29" style:family="text">
      <style:text-properties fo:font-variant="normal" fo:text-transform="none" fo:font-size="14pt" fo:letter-spacing="normal" fo:font-style="normal" fo:font-weight="normal" officeooo:rsid="002616f1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font-size="14pt" fo:letter-spacing="normal" fo:font-style="normal" fo:font-weight="normal" officeooo:rsid="00236ae9" style:font-size-asian="14pt" style:font-weight-asian="normal" style:font-size-complex="14pt" style:font-weight-complex="normal" loext:padding="0cm" loext:border="none"/>
    </style:style>
    <style:style style:name="T31" style:family="text">
      <style:text-properties fo:font-variant="normal" fo:text-transform="none" fo:font-size="14pt" fo:letter-spacing="normal" fo:font-style="normal" fo:font-weight="normal" officeooo:rsid="002b05d7" style:font-size-asian="14pt" style:font-weight-asian="normal" style:font-size-complex="14pt" style:font-weight-complex="normal" loext:padding="0cm" loext:border="none"/>
    </style:style>
    <style:style style:name="T32" style:family="text">
      <style:text-properties fo:font-variant="normal" fo:text-transform="none" fo:font-size="14pt" fo:letter-spacing="normal" fo:font-style="normal" fo:font-weight="bold" officeooo:rsid="001d6277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font-size="14pt" fo:letter-spacing="normal" fo:font-style="normal" style:text-underline-style="none" fo:font-weight="bold" officeooo:rsid="002b05d7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style:text-position="super 58%" fo:font-size="14pt" fo:letter-spacing="normal" fo:font-style="normal" fo:font-weight="normal" officeooo:rsid="0024ae08" style:font-size-asian="14pt" style:font-weight-asian="normal" style:font-size-complex="14pt" style:font-weight-complex="normal" loext:padding="0cm" loext:border="none"/>
    </style:style>
    <style:style style:name="T35" style:family="text">
      <style:text-properties fo:font-variant="normal" fo:text-transform="none" style:text-position="super 58%" fo:font-size="14pt" fo:letter-spacing="normal" fo:font-style="normal" fo:font-weight="normal" officeooo:rsid="0020a1a6" style:font-size-asian="14pt" style:font-weight-asian="normal" style:font-size-complex="14pt" style:font-weight-complex="normal" loext:padding="0cm" loext:border="none"/>
    </style:style>
    <style:style style:name="T36" style:family="text">
      <style:text-properties fo:font-variant="normal" fo:text-transform="none" style:text-position="super 58%" fo:letter-spacing="normal" fo:font-style="normal" fo:font-weight="normal" officeooo:rsid="00331436" style:font-weight-asian="normal" style:font-weight-complex="normal" loext:padding="0cm" loext:border="none"/>
    </style:style>
    <style:style style:name="T37" style:family="text">
      <style:text-properties fo:font-variant="normal" fo:text-transform="none" style:text-position="super 58%" fo:letter-spacing="normal" fo:font-style="normal" fo:font-weight="normal" officeooo:rsid="0098e0cb" style:font-weight-asian="normal" style:font-weight-complex="normal" loext:padding="0cm" loext:border="none"/>
    </style:style>
    <style:style style:name="T38" style:family="text">
      <style:text-properties fo:font-variant="normal" fo:text-transform="none" style:text-position="super 58%" fo:letter-spacing="normal" fo:font-style="normal" fo:font-weight="normal" officeooo:rsid="0071ee2b" style:font-weight-asian="normal" style:font-weight-complex="normal" loext:padding="0cm" loext:border="none"/>
    </style:style>
    <style:style style:name="T39" style:family="text">
      <style:text-properties fo:font-variant="normal" fo:text-transform="none" style:text-position="super 58%" style:font-name="Liberation Serif" fo:font-size="14pt" fo:letter-spacing="normal" fo:font-style="normal" fo:font-weight="normal" officeooo:rsid="0024ae08" style:font-size-asian="14pt" style:font-weight-asian="normal" style:font-size-complex="14pt" style:font-weight-complex="normal" loext:padding="0cm" loext:border="none"/>
    </style:style>
    <style:style style:name="T40" style:family="text">
      <style:text-properties fo:font-variant="normal" fo:text-transform="none" style:text-position="super 58%" style:font-name="Liberation Serif" fo:font-size="14pt" fo:letter-spacing="normal" fo:font-style="normal" fo:font-weight="normal" officeooo:rsid="00331436" style:font-size-asian="14pt" style:font-weight-asian="normal" style:font-size-complex="14pt" style:font-weight-complex="normal" loext:padding="0cm" loext:border="none"/>
    </style:style>
    <style:style style:name="T41" style:family="text">
      <style:text-properties fo:font-variant="normal" fo:text-transform="none" style:text-position="super 58%" style:font-name="Liberation Serif" fo:font-size="14pt" fo:letter-spacing="normal" fo:font-style="normal" fo:font-weight="normal" officeooo:rsid="0056d7bc" style:font-size-asian="14pt" style:font-weight-asian="normal" style:font-size-complex="14pt" style:font-weight-complex="normal" loext:padding="0cm" loext:border="none"/>
    </style:style>
    <style:style style:name="T42" style:family="text">
      <style:text-properties fo:font-variant="normal" fo:text-transform="none" style:text-position="super 58%" style:font-name="Liberation Serif" fo:font-size="14pt" fo:letter-spacing="normal" fo:font-style="normal" fo:font-weight="normal" officeooo:rsid="00528a6c" style:font-size-asian="14pt" style:font-weight-asian="normal" style:font-size-complex="14pt" style:font-weight-complex="normal" loext:padding="0cm" loext:border="none"/>
    </style:style>
    <style:style style:name="T43" style:family="text">
      <style:text-properties fo:font-variant="normal" fo:text-transform="none" style:text-position="super 58%" style:font-name="Liberation Serif" fo:font-size="14pt" fo:letter-spacing="normal" fo:font-style="normal" fo:font-weight="normal" officeooo:rsid="0057c068" style:font-size-asian="14pt" style:font-weight-asian="normal" style:font-size-complex="14pt" style:font-weight-complex="normal" loext:padding="0cm" loext:border="none"/>
    </style:style>
    <style:style style:name="T44" style:family="text">
      <style:text-properties fo:font-variant="normal" fo:text-transform="none" style:text-position="super 58%" style:font-name="Liberation Serif" fo:font-size="14pt" fo:letter-spacing="normal" fo:font-style="normal" fo:font-weight="normal" officeooo:rsid="005427e2" style:font-size-asian="14pt" style:font-weight-asian="normal" style:font-size-complex="14pt" style:font-weight-complex="normal" loext:padding="0cm" loext:border="none"/>
    </style:style>
    <style:style style:name="T45" style:family="text">
      <style:text-properties fo:font-variant="normal" fo:text-transform="none" style:text-position="0% 100%" fo:letter-spacing="normal" fo:font-style="normal" fo:font-weight="normal" officeooo:rsid="008005bf" style:font-weight-asian="normal" style:font-weight-complex="normal" loext:padding="0cm" loext:border="none"/>
    </style:style>
    <style:style style:name="T46" style:family="text">
      <style:text-properties fo:font-variant="normal" fo:text-transform="none" style:text-position="0% 100%" fo:letter-spacing="normal" fo:font-style="normal" fo:font-weight="normal" officeooo:rsid="009fc68a" style:font-weight-asian="normal" style:font-weight-complex="normal" loext:padding="0cm" loext:border="none"/>
    </style:style>
    <style:style style:name="T47" style:family="text">
      <style:text-properties fo:font-variant="normal" fo:text-transform="none" style:text-position="0% 100%" fo:letter-spacing="normal" fo:font-style="normal" fo:font-weight="normal" officeooo:rsid="0098e0cb" style:font-weight-asian="normal" style:font-weight-complex="normal" loext:padding="0cm" loext:border="none"/>
    </style:style>
    <style:style style:name="T48" style:family="text">
      <style:text-properties fo:font-variant="normal" fo:text-transform="none" style:text-position="0% 100%" fo:letter-spacing="normal" fo:font-style="normal" fo:font-weight="normal" officeooo:rsid="00994661" style:font-weight-asian="normal" style:font-weight-complex="normal" loext:padding="0cm" loext:border="none"/>
    </style:style>
    <style:style style:name="T49" style:family="text">
      <style:text-properties fo:font-variant="normal" fo:text-transform="none" style:text-position="0% 100%" fo:letter-spacing="normal" fo:font-style="normal" fo:font-weight="normal" officeooo:rsid="0099714c" style:font-weight-asian="normal" style:font-weight-complex="normal" loext:padding="0cm" loext:border="none"/>
    </style:style>
    <style:style style:name="T50" style:family="text">
      <style:text-properties fo:font-variant="normal" fo:text-transform="none" style:text-position="0% 100%" fo:letter-spacing="normal" fo:font-style="normal" fo:font-weight="normal" officeooo:rsid="002616f1" style:font-weight-asian="normal" style:font-weight-complex="normal" loext:padding="0cm" loext:border="none"/>
    </style:style>
    <style:style style:name="T51" style:family="text">
      <style:text-properties fo:font-variant="normal" fo:text-transform="none" style:text-position="0% 100%" fo:letter-spacing="normal" fo:font-style="normal" fo:font-weight="normal" officeooo:rsid="0024ae08" style:font-weight-asian="normal" style:font-weight-complex="normal" loext:padding="0cm" loext:border="none"/>
    </style:style>
    <style:style style:name="T52" style:family="text">
      <style:text-properties fo:font-variant="normal" fo:text-transform="none" style:text-position="0% 100%" fo:letter-spacing="normal" fo:font-style="normal" fo:font-weight="normal" officeooo:rsid="009b5872" style:font-weight-asian="normal" style:font-weight-complex="normal" loext:padding="0cm" loext:border="none"/>
    </style:style>
    <style:style style:name="T53" style:family="text">
      <style:text-properties fo:font-variant="normal" fo:text-transform="none" style:text-position="0% 100%" fo:letter-spacing="normal" fo:font-style="normal" fo:font-weight="normal" officeooo:rsid="0068756a" style:font-weight-asian="normal" style:font-weight-complex="normal" loext:padding="0cm" loext:border="none"/>
    </style:style>
    <style:style style:name="T54" style:family="text">
      <style:text-properties fo:font-variant="normal" fo:text-transform="none" style:text-position="0% 100%" fo:letter-spacing="normal" fo:font-style="normal" fo:font-weight="normal" officeooo:rsid="009be4f3" style:font-weight-asian="normal" style:font-weight-complex="normal" loext:padding="0cm" loext:border="none"/>
    </style:style>
    <style:style style:name="T55" style:family="text">
      <style:text-properties fo:font-variant="normal" fo:text-transform="none" style:text-position="0% 100%" fo:letter-spacing="normal" fo:font-style="normal" fo:font-weight="normal" officeooo:rsid="006a121c" style:font-weight-asian="normal" style:font-weight-complex="normal" loext:padding="0cm" loext:border="none"/>
    </style:style>
    <style:style style:name="T56" style:family="text">
      <style:text-properties fo:font-variant="normal" fo:text-transform="none" style:text-position="0% 100%" fo:letter-spacing="normal" fo:font-style="normal" fo:font-weight="normal" officeooo:rsid="006b96c0" style:font-weight-asian="normal" style:font-weight-complex="normal" loext:padding="0cm" loext:border="none"/>
    </style:style>
    <style:style style:name="T57" style:family="text">
      <style:text-properties fo:font-variant="normal" fo:text-transform="none" style:text-position="0% 100%" fo:letter-spacing="normal" fo:font-style="normal" fo:font-weight="normal" officeooo:rsid="006cf746" style:font-weight-asian="normal" style:font-weight-complex="normal" loext:padding="0cm" loext:border="none"/>
    </style:style>
    <style:style style:name="T58" style:family="text">
      <style:text-properties fo:font-variant="normal" fo:text-transform="none" style:text-position="0% 100%" fo:letter-spacing="normal" fo:font-style="normal" fo:font-weight="normal" officeooo:rsid="006d7846" style:font-weight-asian="normal" style:font-weight-complex="normal" loext:padding="0cm" loext:border="none"/>
    </style:style>
    <style:style style:name="T59" style:family="text">
      <style:text-properties fo:font-variant="normal" fo:text-transform="none" style:text-position="0% 100%" fo:letter-spacing="normal" fo:font-style="normal" fo:font-weight="normal" officeooo:rsid="006f2b38" style:font-weight-asian="normal" style:font-weight-complex="normal" loext:padding="0cm" loext:border="none"/>
    </style:style>
    <style:style style:name="T60" style:family="text">
      <style:text-properties fo:font-variant="normal" fo:text-transform="none" style:text-position="0% 100%" fo:letter-spacing="normal" fo:font-style="normal" fo:font-weight="normal" officeooo:rsid="00746ec1" style:font-weight-asian="normal" style:font-weight-complex="normal" loext:padding="0cm" loext:border="none"/>
    </style:style>
    <style:style style:name="T61" style:family="text">
      <style:text-properties fo:font-variant="normal" fo:text-transform="none" style:text-position="0% 100%" fo:letter-spacing="normal" fo:font-style="normal" fo:font-weight="normal" officeooo:rsid="0074d171" style:font-weight-asian="normal" style:font-weight-complex="normal" loext:padding="0cm" loext:border="none"/>
    </style:style>
    <style:style style:name="T62" style:family="text">
      <style:text-properties fo:font-variant="normal" fo:text-transform="none" style:text-position="0% 100%" fo:letter-spacing="normal" fo:font-style="normal" fo:font-weight="normal" officeooo:rsid="0070aba0" style:font-weight-asian="normal" style:font-weight-complex="normal" loext:padding="0cm" loext:border="none"/>
    </style:style>
    <style:style style:name="T63" style:family="text">
      <style:text-properties fo:font-variant="normal" fo:text-transform="none" style:text-position="0% 100%" fo:letter-spacing="normal" fo:font-style="normal" fo:font-weight="normal" officeooo:rsid="0071ee2b" style:font-weight-asian="normal" style:font-weight-complex="normal" loext:padding="0cm" loext:border="none"/>
    </style:style>
    <style:style style:name="T64" style:family="text">
      <style:text-properties fo:font-variant="normal" fo:text-transform="none" style:text-position="0% 100%" fo:letter-spacing="normal" fo:font-style="normal" fo:font-weight="normal" officeooo:rsid="0076c8c1" style:font-weight-asian="normal" style:font-weight-complex="normal" loext:padding="0cm" loext:border="none"/>
    </style:style>
    <style:style style:name="T65" style:family="text">
      <style:text-properties fo:font-variant="normal" fo:text-transform="none" style:text-position="0% 100%" fo:letter-spacing="normal" fo:font-style="normal" fo:font-weight="normal" officeooo:rsid="007839ad" style:font-weight-asian="normal" style:font-weight-complex="normal" loext:padding="0cm" loext:border="none"/>
    </style:style>
    <style:style style:name="T66" style:family="text">
      <style:text-properties fo:font-variant="normal" fo:text-transform="none" style:text-position="0% 100%" fo:letter-spacing="normal" fo:font-style="normal" fo:font-weight="normal" officeooo:rsid="007b2b87" style:font-weight-asian="normal" style:font-weight-complex="normal" loext:padding="0cm" loext:border="none"/>
    </style:style>
    <style:style style:name="T67" style:family="text">
      <style:text-properties fo:font-variant="normal" fo:text-transform="none" style:text-position="0% 100%" fo:letter-spacing="normal" fo:font-style="normal" fo:font-weight="normal" officeooo:rsid="007b571f" style:font-weight-asian="normal" style:font-weight-complex="normal" loext:padding="0cm" loext:border="none"/>
    </style:style>
    <style:style style:name="T68" style:family="text">
      <style:text-properties fo:font-variant="normal" fo:text-transform="none" style:text-position="0% 100%" fo:letter-spacing="normal" fo:font-style="normal" fo:font-weight="normal" officeooo:rsid="0096e8a5" style:font-weight-asian="normal" style:font-weight-complex="normal" loext:padding="0cm" loext:border="none"/>
    </style:style>
    <style:style style:name="T69" style:family="text">
      <style:text-properties fo:font-variant="normal" fo:text-transform="none" style:text-position="0% 100%" fo:letter-spacing="normal" fo:font-style="normal" fo:font-weight="normal" officeooo:rsid="007cd068" style:font-weight-asian="normal" style:font-weight-complex="normal" loext:padding="0cm" loext:border="none"/>
    </style:style>
    <style:style style:name="T70" style:family="text">
      <style:text-properties fo:font-variant="normal" fo:text-transform="none" style:text-position="0% 100%" fo:letter-spacing="normal" fo:font-style="normal" fo:font-weight="normal" officeooo:rsid="0098c1ff" style:font-weight-asian="normal" style:font-weight-complex="normal" loext:padding="0cm" loext:border="none"/>
    </style:style>
    <style:style style:name="T71" style:family="text">
      <style:text-properties fo:font-variant="normal" fo:text-transform="none" style:text-position="0% 100%" fo:letter-spacing="normal" fo:font-style="normal" fo:font-weight="normal" officeooo:rsid="00f70a63" style:font-weight-asian="normal" style:font-weight-complex="normal" loext:padding="0cm" loext:border="none"/>
    </style:style>
    <style:style style:name="T72" style:family="text">
      <style:text-properties fo:font-variant="normal" fo:text-transform="none" style:text-position="0% 100%" fo:letter-spacing="normal" fo:font-style="normal" fo:font-weight="normal" officeooo:rsid="00ff553b" style:font-weight-asian="normal" style:font-weight-complex="normal" loext:padding="0cm" loext:border="none"/>
    </style:style>
    <style:style style:name="T73" style:family="text">
      <style:text-properties fo:font-variant="normal" fo:text-transform="none" style:text-position="0% 100%" fo:letter-spacing="normal" fo:font-style="normal" fo:font-weight="normal" officeooo:rsid="0100e4c2" style:font-weight-asian="normal" style:font-weight-complex="normal" loext:padding="0cm" loext:border="none"/>
    </style:style>
    <style:style style:name="T74" style:family="text">
      <style:text-properties fo:font-variant="normal" fo:text-transform="none" style:text-position="0% 100%" fo:letter-spacing="normal" fo:font-style="normal" officeooo:rsid="00558c66" loext:padding="0cm" loext:border="none"/>
    </style:style>
    <style:style style:name="T75" style:family="text">
      <style:text-properties fo:font-variant="normal" fo:text-transform="none" style:text-position="0% 100%" fo:letter-spacing="normal" fo:font-style="normal" loext:padding="0cm" loext:border="none"/>
    </style:style>
    <style:style style:name="T76" style:family="text">
      <style:text-properties fo:font-variant="normal" fo:text-transform="none" style:text-position="0% 100%" fo:letter-spacing="normal" fo:font-style="normal" officeooo:rsid="00f1371a" loext:padding="0cm" loext:border="none"/>
    </style:style>
    <style:style style:name="T77" style:family="text">
      <style:text-properties fo:font-variant="normal" fo:text-transform="none" style:text-position="0% 100%" fo:letter-spacing="normal" fo:font-style="normal" fo:font-weight="bold" officeooo:rsid="007b2b87" style:font-weight-asian="bold" style:font-weight-complex="bold" loext:padding="0cm" loext:border="none"/>
    </style:style>
    <style:style style:name="T78" style:family="text">
      <style:text-properties fo:font-variant="normal" fo:text-transform="none" style:text-position="0% 100%" fo:letter-spacing="normal" fo:font-style="normal" fo:font-weight="bold" officeooo:rsid="007e3f3a" style:font-weight-asian="bold" style:font-weight-complex="bold" loext:padding="0cm" loext:border="none"/>
    </style:style>
    <style:style style:name="T79" style:family="text">
      <style:text-properties fo:font-variant="normal" fo:text-transform="none" style:text-position="0% 100%" fo:letter-spacing="normal" fo:font-style="normal" officeooo:rsid="012dfd3d" loext:padding="0cm" loext:border="none"/>
    </style:style>
    <style:style style:name="T80" style:family="text">
      <style:text-properties fo:font-variant="normal" fo:text-transform="none" style:text-position="0% 100%" fo:letter-spacing="normal" fo:font-style="normal" officeooo:rsid="014a6fdc" loext:padding="0cm" loext:border="none"/>
    </style:style>
    <style:style style:name="T81" style:family="text">
      <style:text-properties fo:font-variant="normal" fo:text-transform="none" style:text-position="0% 100%" fo:letter-spacing="normal" fo:font-style="normal" officeooo:rsid="014add78" loext:padding="0cm" loext:border="none"/>
    </style:style>
    <style:style style:name="T82" style:family="text">
      <style:text-properties fo:font-variant="normal" fo:text-transform="none" style:text-position="0% 100%" fo:letter-spacing="normal" fo:font-style="normal" officeooo:rsid="007b2b87" loext:padding="0cm" loext:border="none"/>
    </style:style>
    <style:style style:name="T83" style:family="text">
      <style:text-properties fo:font-variant="normal" fo:text-transform="none" style:text-position="0% 100%" fo:letter-spacing="normal" fo:font-style="normal" style:font-style-asian="normal" style:font-style-complex="normal" loext:padding="0cm" loext:border="none"/>
    </style:style>
    <style:style style:name="T84" style:family="text">
      <style:text-properties fo:font-variant="normal" fo:text-transform="none" style:text-position="0% 100%" fo:letter-spacing="normal" fo:font-style="italic" fo:font-weight="normal" officeooo:rsid="0068756a" style:font-style-asian="italic" style:font-weight-asian="normal" style:font-style-complex="italic" style:font-weight-complex="normal" loext:padding="0cm" loext:border="none"/>
    </style:style>
    <style:style style:name="T85" style:family="text">
      <style:text-properties fo:font-variant="normal" fo:text-transform="none" style:text-position="0% 100%" fo:letter-spacing="normal" fo:font-style="italic" style:font-style-asian="italic" style:font-style-complex="italic" loext:padding="0cm" loext:border="none"/>
    </style:style>
    <style:style style:name="T86" style:family="text">
      <style:text-properties fo:font-variant="normal" fo:text-transform="none" style:text-position="0% 100%" fo:font-size="14pt" fo:letter-spacing="normal" fo:font-style="normal" fo:font-weight="normal" officeooo:rsid="00558c66" style:font-size-asian="14pt" style:font-weight-asian="normal" style:font-size-complex="14pt" style:font-weight-complex="normal" loext:padding="0cm" loext:border="none"/>
    </style:style>
    <style:style style:name="T87" style:family="text">
      <style:text-properties fo:font-variant="normal" fo:text-transform="none" style:text-position="0% 100%" fo:font-size="14pt" fo:letter-spacing="normal" fo:font-style="normal" fo:font-weight="normal" officeooo:rsid="00840659" style:font-size-asian="14pt" style:font-weight-asian="normal" style:font-size-complex="14pt" style:font-weight-complex="normal" loext:padding="0cm" loext:border="none"/>
    </style:style>
    <style:style style:name="T88" style:family="text">
      <style:text-properties fo:font-variant="normal" fo:text-transform="none" style:text-position="0% 100%" fo:font-size="14pt" fo:letter-spacing="normal" fo:font-style="normal" fo:font-weight="normal" officeooo:rsid="0085390d" style:font-size-asian="14pt" style:font-weight-asian="normal" style:font-size-complex="14pt" style:font-weight-complex="normal" loext:padding="0cm" loext:border="none"/>
    </style:style>
    <style:style style:name="T89" style:family="text">
      <style:text-properties fo:font-variant="normal" fo:text-transform="none" style:text-position="0% 100%" fo:font-size="14pt" fo:letter-spacing="normal" fo:font-style="normal" fo:font-weight="normal" officeooo:rsid="008cd10c" style:font-size-asian="14pt" style:font-weight-asian="normal" style:font-size-complex="14pt" style:font-weight-complex="normal" loext:padding="0cm" loext:border="none"/>
    </style:style>
    <style:style style:name="T90" style:family="text">
      <style:text-properties fo:font-variant="normal" fo:text-transform="none" style:text-position="0% 100%" fo:font-size="14pt" fo:letter-spacing="normal" fo:font-style="normal" fo:font-weight="normal" officeooo:rsid="008d1b3c" style:font-size-asian="14pt" style:font-weight-asian="normal" style:font-size-complex="14pt" style:font-weight-complex="normal" loext:padding="0cm" loext:border="none"/>
    </style:style>
    <style:style style:name="T91" style:family="text">
      <style:text-properties fo:font-variant="normal" fo:text-transform="none" style:text-position="0% 100%" fo:font-size="14pt" fo:letter-spacing="normal" fo:font-style="normal" fo:font-weight="normal" officeooo:rsid="00aeb9f6" style:font-size-asian="14pt" style:font-weight-asian="normal" style:font-size-complex="14pt" style:font-weight-complex="normal" loext:padding="0cm" loext:border="none"/>
    </style:style>
    <style:style style:name="T92" style:family="text">
      <style:text-properties fo:font-variant="normal" fo:text-transform="none" style:text-position="0% 100%" fo:font-size="14pt" fo:letter-spacing="normal" fo:font-style="normal" fo:font-weight="normal" officeooo:rsid="00d58dd2" style:font-size-asian="14pt" style:font-weight-asian="normal" style:font-size-complex="14pt" style:font-weight-complex="normal" loext:padding="0cm" loext:border="none"/>
    </style:style>
    <style:style style:name="T93" style:family="text">
      <style:text-properties fo:font-variant="normal" fo:text-transform="none" style:text-position="0% 100%" fo:font-size="14pt" fo:letter-spacing="normal" fo:font-style="normal" fo:font-weight="normal" officeooo:rsid="00d6d9ef" style:font-size-asian="14pt" style:font-weight-asian="normal" style:font-size-complex="14pt" style:font-weight-complex="normal" loext:padding="0cm" loext:border="none"/>
    </style:style>
    <style:style style:name="T94" style:family="text">
      <style:text-properties fo:font-variant="normal" fo:text-transform="none" style:text-position="0% 100%" fo:font-size="14pt" fo:letter-spacing="normal" fo:font-style="normal" fo:font-weight="normal" officeooo:rsid="008e22c4" style:font-size-asian="14pt" style:font-weight-asian="normal" style:font-size-complex="14pt" style:font-weight-complex="normal" loext:padding="0cm" loext:border="none"/>
    </style:style>
    <style:style style:name="T95" style:family="text">
      <style:text-properties fo:font-variant="normal" fo:text-transform="none" style:text-position="0% 100%" fo:font-size="14pt" fo:letter-spacing="normal" fo:font-style="normal" fo:font-weight="normal" officeooo:rsid="00b12c9e" style:font-size-asian="14pt" style:font-weight-asian="normal" style:font-size-complex="14pt" style:font-weight-complex="normal" loext:padding="0cm" loext:border="none"/>
    </style:style>
    <style:style style:name="T96" style:family="text">
      <style:text-properties fo:font-variant="normal" fo:text-transform="none" style:text-position="0% 100%" fo:font-size="14pt" fo:letter-spacing="normal" fo:font-style="normal" fo:font-weight="normal" officeooo:rsid="008e882b" style:font-size-asian="14pt" style:font-weight-asian="normal" style:font-size-complex="14pt" style:font-weight-complex="normal" loext:padding="0cm" loext:border="none"/>
    </style:style>
    <style:style style:name="T97" style:family="text">
      <style:text-properties fo:font-variant="normal" fo:text-transform="none" style:text-position="0% 100%" fo:font-size="14pt" fo:letter-spacing="normal" fo:font-style="normal" fo:font-weight="normal" officeooo:rsid="009031e5" style:font-size-asian="14pt" style:font-weight-asian="normal" style:font-size-complex="14pt" style:font-weight-complex="normal" loext:padding="0cm" loext:border="none"/>
    </style:style>
    <style:style style:name="T98" style:family="text">
      <style:text-properties fo:font-variant="normal" fo:text-transform="none" style:text-position="0% 100%" fo:font-size="14pt" fo:letter-spacing="normal" fo:font-style="normal" fo:font-weight="normal" officeooo:rsid="008d972c" style:font-size-asian="14pt" style:font-weight-asian="normal" style:font-size-complex="14pt" style:font-weight-complex="normal" loext:padding="0cm" loext:border="none"/>
    </style:style>
    <style:style style:name="T99" style:family="text">
      <style:text-properties fo:font-variant="normal" fo:text-transform="none" style:text-position="0% 100%" fo:font-size="14pt" fo:letter-spacing="normal" fo:font-style="normal" fo:font-weight="normal" officeooo:rsid="00abbb82" style:font-size-asian="14pt" style:font-weight-asian="normal" style:font-size-complex="14pt" style:font-weight-complex="normal" loext:padding="0cm" loext:border="none"/>
    </style:style>
    <style:style style:name="T100" style:family="text">
      <style:text-properties fo:font-variant="normal" fo:text-transform="none" style:text-position="0% 100%" fo:font-size="14pt" fo:letter-spacing="normal" fo:font-style="normal" fo:font-weight="normal" officeooo:rsid="00a8aba1" style:font-size-asian="14pt" style:font-weight-asian="normal" style:font-size-complex="14pt" style:font-weight-complex="normal" loext:padding="0cm" loext:border="none"/>
    </style:style>
    <style:style style:name="T101" style:family="text">
      <style:text-properties fo:font-variant="normal" fo:text-transform="none" style:text-position="0% 100%" fo:font-size="14pt" fo:letter-spacing="normal" fo:font-style="normal" fo:font-weight="normal" officeooo:rsid="00a9c83f" style:font-size-asian="14pt" style:font-weight-asian="normal" style:font-size-complex="14pt" style:font-weight-complex="normal" loext:padding="0cm" loext:border="none"/>
    </style:style>
    <style:style style:name="T102" style:family="text">
      <style:text-properties fo:font-variant="normal" fo:text-transform="none" style:text-position="0% 100%" fo:font-size="14pt" fo:letter-spacing="normal" fo:font-style="normal" fo:font-weight="normal" officeooo:rsid="013eaec6" style:font-size-asian="14pt" style:font-weight-asian="normal" style:font-size-complex="14pt" style:font-weight-complex="normal" loext:padding="0cm" loext:border="none"/>
    </style:style>
    <style:style style:name="T103" style:family="text">
      <style:text-properties fo:font-variant="normal" fo:text-transform="none" style:text-position="0% 100%" style:font-name="Liberation Serif" fo:font-size="14pt" fo:letter-spacing="normal" fo:font-style="normal" fo:font-weight="normal" officeooo:rsid="00528a6c" style:font-size-asian="14pt" style:font-weight-asian="normal" style:font-size-complex="14pt" style:font-weight-complex="normal" loext:padding="0cm" loext:border="none"/>
    </style:style>
    <style:style style:name="T104" style:family="text">
      <style:text-properties fo:font-variant="normal" fo:text-transform="none" style:text-position="0% 100%" style:font-name="Liberation Serif" fo:font-size="14pt" fo:letter-spacing="normal" fo:font-style="normal" fo:font-weight="normal" officeooo:rsid="005427e2" style:font-size-asian="14pt" style:font-weight-asian="normal" style:font-size-complex="14pt" style:font-weight-complex="normal" loext:padding="0cm" loext:border="none"/>
    </style:style>
    <style:style style:name="T105" style:family="text">
      <style:text-properties fo:font-variant="normal" fo:text-transform="none" style:text-position="0% 100%" style:font-name="Liberation Serif" fo:font-size="14pt" fo:letter-spacing="normal" fo:font-style="normal" fo:font-weight="normal" officeooo:rsid="005ab189" style:font-size-asian="14pt" style:font-weight-asian="normal" style:font-size-complex="14pt" style:font-weight-complex="normal" loext:padding="0cm" loext:border="none"/>
    </style:style>
    <style:style style:name="T106" style:family="text">
      <style:text-properties fo:font-variant="normal" fo:text-transform="none" style:text-position="0% 100%" style:font-name="Liberation Serif" fo:font-size="14pt" fo:letter-spacing="normal" fo:font-style="normal" fo:font-weight="normal" officeooo:rsid="00609655" style:font-size-asian="14pt" style:font-weight-asian="normal" style:font-size-complex="14pt" style:font-weight-complex="normal" loext:padding="0cm" loext:border="none"/>
    </style:style>
    <style:style style:name="T107" style:family="text">
      <style:text-properties fo:font-variant="normal" fo:text-transform="none" style:text-position="0% 100%" style:font-name="Liberation Serif" fo:font-size="14pt" fo:letter-spacing="normal" fo:font-style="normal" fo:font-weight="normal" officeooo:rsid="0065b3ad" style:font-size-asian="14pt" style:font-weight-asian="normal" style:font-size-complex="14pt" style:font-weight-complex="normal" loext:padding="0cm" loext:border="none"/>
    </style:style>
    <style:style style:name="T108" style:family="text">
      <style:text-properties fo:font-variant="normal" fo:text-transform="none" style:text-position="0% 100%" style:font-name="Liberation Serif" fo:font-size="14pt" fo:letter-spacing="normal" fo:font-style="normal" fo:font-weight="normal" officeooo:rsid="00558c66" style:font-size-asian="14pt" style:font-weight-asian="normal" style:font-size-complex="14pt" style:font-weight-complex="normal" loext:padding="0cm" loext:border="none"/>
    </style:style>
    <style:style style:name="T109" style:family="text">
      <style:text-properties fo:font-variant="normal" fo:text-transform="none" style:text-position="0% 100%" style:font-name="Liberation Serif" fo:font-size="14pt" fo:letter-spacing="normal" fo:font-style="normal" fo:font-weight="normal" officeooo:rsid="00668909" style:font-size-asian="14pt" style:font-weight-asian="normal" style:font-size-complex="14pt" style:font-weight-complex="normal" loext:padding="0cm" loext:border="none"/>
    </style:style>
    <style:style style:name="T110" style:family="text">
      <style:text-properties fo:font-variant="normal" fo:text-transform="none" style:text-position="0% 100%" style:font-name="Liberation Serif" fo:font-size="14pt" fo:letter-spacing="normal" fo:font-style="normal" fo:font-weight="normal" officeooo:rsid="00800a78" style:font-size-asian="14pt" style:font-weight-asian="normal" style:font-size-complex="14pt" style:font-weight-complex="normal" loext:padding="0cm" loext:border="none"/>
    </style:style>
    <style:style style:name="T111" style:family="text">
      <style:text-properties fo:font-variant="normal" fo:text-transform="none" style:text-position="0% 100%" style:font-name="Liberation Serif" fo:font-size="14pt" fo:letter-spacing="normal" fo:font-style="normal" fo:font-weight="normal" officeooo:rsid="00a2c9e2" style:font-size-asian="14pt" style:font-weight-asian="normal" style:font-size-complex="14pt" style:font-weight-complex="normal" loext:padding="0cm" loext:border="none"/>
    </style:style>
    <style:style style:name="T112" style:family="text">
      <style:text-properties fo:font-variant="normal" fo:text-transform="none" fo:font-size="16pt" fo:letter-spacing="normal" fo:font-style="normal" fo:font-weight="normal" loext:padding="0cm" loext:border="none"/>
    </style:style>
    <style:style style:name="T113" style:family="text">
      <style:text-properties fo:font-variant="normal" fo:text-transform="none" fo:font-size="16pt" fo:letter-spacing="normal" fo:font-style="normal" fo:font-weight="normal" officeooo:rsid="0011f297" loext:padding="0cm" loext:border="none"/>
    </style:style>
    <style:style style:name="T114" style:family="text">
      <style:text-properties fo:font-variant="normal" fo:text-transform="none" fo:font-size="26pt" fo:letter-spacing="normal" fo:font-style="normal" fo:font-weight="bold" style:font-weight-asian="bold" style:font-weight-complex="bold" loext:padding="0cm" loext:border="none"/>
    </style:style>
    <style:style style:name="T115" style:family="text">
      <style:text-properties fo:font-variant="normal" fo:text-transform="none" fo:color="#c9211e" fo:letter-spacing="normal" fo:font-style="normal" fo:font-weight="normal" officeooo:rsid="00236ae9" fo:background-color="#ffff00" loext:char-shading-value="0" style:font-weight-asian="normal" style:font-weight-complex="normal" loext:padding="0cm" loext:border="none"/>
    </style:style>
    <style:style style:name="T116" style:family="text">
      <style:text-properties fo:font-variant="normal" fo:text-transform="none" fo:color="#c9211e" fo:letter-spacing="normal" fo:font-style="normal" fo:font-weight="normal" fo:background-color="#ffff00" loext:char-shading-value="0" style:font-weight-asian="normal" style:font-weight-complex="normal" loext:padding="0cm" loext:border="none"/>
    </style:style>
    <style:style style:name="T117" style:family="text">
      <style:text-properties fo:font-variant="normal" fo:text-transform="none" fo:color="#c9211e" fo:letter-spacing="normal" fo:font-style="normal" fo:font-weight="normal" officeooo:rsid="012d15fa" fo:background-color="#ffff00" loext:char-shading-value="0" style:font-weight-asian="normal" style:font-weight-complex="normal" loext:padding="0cm" loext:border="none"/>
    </style:style>
    <style:style style:name="T118" style:family="text">
      <style:text-properties fo:font-variant="normal" fo:text-transform="none" style:font-name="Liberation Serif" fo:font-size="14pt" fo:letter-spacing="normal" fo:font-style="normal" fo:font-weight="normal" officeooo:rsid="003a003b" style:font-size-asian="14pt" style:font-weight-asian="normal" style:font-size-complex="14pt" style:font-weight-complex="normal" loext:padding="0cm" loext:border="none"/>
    </style:style>
    <style:style style:name="T119" style:family="text">
      <style:text-properties fo:font-variant="normal" fo:text-transform="none" style:font-name="Liberation Serif" fo:font-size="14pt" fo:letter-spacing="normal" fo:font-style="normal" fo:font-weight="normal" officeooo:rsid="00430309" style:font-size-asian="14pt" style:font-weight-asian="normal" style:font-size-complex="14pt" style:font-weight-complex="normal" loext:padding="0cm" loext:border="none"/>
    </style:style>
    <style:style style:name="T120" style:family="text">
      <style:text-properties fo:font-variant="normal" fo:text-transform="none" style:font-name="Liberation Serif" fo:font-size="14pt" fo:letter-spacing="normal" fo:font-style="normal" fo:font-weight="normal" officeooo:rsid="0046574c" style:font-size-asian="14pt" style:font-weight-asian="normal" style:font-size-complex="14pt" style:font-weight-complex="normal" loext:padding="0cm" loext:border="none"/>
    </style:style>
    <style:style style:name="T121" style:family="text">
      <style:text-properties fo:font-variant="normal" fo:text-transform="none" style:font-name="Liberation Serif" fo:font-size="14pt" fo:letter-spacing="normal" fo:font-style="normal" fo:font-weight="normal" officeooo:rsid="0102f91a" style:font-size-asian="14pt" style:font-weight-asian="normal" style:font-size-complex="14pt" style:font-weight-complex="normal" loext:padding="0cm" loext:border="none"/>
    </style:style>
    <style:style style:name="T122" style:family="text">
      <style:text-properties fo:font-variant="normal" fo:text-transform="none" style:font-name="Liberation Serif" fo:font-size="14pt" fo:letter-spacing="normal" fo:font-style="normal" fo:font-weight="normal" officeooo:rsid="0024ae08" style:font-size-asian="14pt" style:font-weight-asian="normal" style:font-size-complex="14pt" style:font-weight-complex="normal" loext:padding="0cm" loext:border="none"/>
    </style:style>
    <style:style style:name="T123" style:family="text">
      <style:text-properties fo:font-variant="normal" fo:text-transform="none" style:font-name="Liberation Serif" fo:font-size="14pt" fo:letter-spacing="normal" fo:font-style="normal" fo:font-weight="normal" officeooo:rsid="002616f1" style:font-size-asian="14pt" style:font-weight-asian="normal" style:font-size-complex="14pt" style:font-weight-complex="normal" loext:padding="0cm" loext:border="none"/>
    </style:style>
    <style:style style:name="T124" style:family="text">
      <style:text-properties fo:font-variant="normal" fo:text-transform="none" style:font-name="Liberation Serif" fo:font-size="14pt" fo:letter-spacing="normal" fo:font-style="normal" fo:font-weight="normal" officeooo:rsid="0020a1a6" style:font-size-asian="14pt" style:font-weight-asian="normal" style:font-size-complex="14pt" style:font-weight-complex="normal" loext:padding="0cm" loext:border="none"/>
    </style:style>
    <style:style style:name="T125" style:family="text">
      <style:text-properties fo:font-variant="normal" fo:text-transform="none" style:font-name="Liberation Serif" fo:font-size="14pt" fo:letter-spacing="normal" fo:font-style="normal" fo:font-weight="normal" officeooo:rsid="004c9a84" style:font-size-asian="14pt" style:font-weight-asian="normal" style:font-size-complex="14pt" style:font-weight-complex="normal" loext:padding="0cm" loext:border="none"/>
    </style:style>
    <style:style style:name="T126" style:family="text">
      <style:text-properties fo:font-variant="normal" fo:text-transform="none" style:font-name="Liberation Serif" fo:font-size="14pt" fo:letter-spacing="normal" fo:font-style="normal" fo:font-weight="normal" officeooo:rsid="004d2ef6" style:font-size-asian="14pt" style:font-weight-asian="normal" style:font-size-complex="14pt" style:font-weight-complex="normal" loext:padding="0cm" loext:border="none"/>
    </style:style>
    <style:style style:name="T127" style:family="text">
      <style:text-properties fo:font-variant="normal" fo:text-transform="none" style:font-name="Liberation Serif" fo:font-size="14pt" fo:letter-spacing="normal" fo:font-style="normal" fo:font-weight="normal" officeooo:rsid="0056d7bc" style:font-size-asian="14pt" style:font-weight-asian="normal" style:font-size-complex="14pt" style:font-weight-complex="normal" loext:padding="0cm" loext:border="none"/>
    </style:style>
    <style:style style:name="T128" style:family="text">
      <style:text-properties fo:font-variant="normal" fo:text-transform="none" style:font-name="Liberation Serif" fo:font-size="14pt" fo:letter-spacing="normal" fo:font-style="normal" fo:font-weight="normal" officeooo:rsid="005243ec" style:font-size-asian="14pt" style:font-weight-asian="normal" style:font-size-complex="14pt" style:font-weight-complex="normal" loext:padding="0cm" loext:border="none"/>
    </style:style>
    <style:style style:name="T129" style:family="text">
      <style:text-properties fo:font-variant="normal" fo:text-transform="none" style:font-name="Liberation Serif" fo:font-size="14pt" fo:letter-spacing="normal" fo:font-style="normal" fo:font-weight="normal" officeooo:rsid="0057c068" style:font-size-asian="14pt" style:font-weight-asian="normal" style:font-size-complex="14pt" style:font-weight-complex="normal" loext:padding="0cm" loext:border="none"/>
    </style:style>
    <style:style style:name="T130" style:family="text">
      <style:text-properties fo:font-variant="normal" fo:text-transform="none" style:font-name="Liberation Serif" fo:font-size="14pt" fo:letter-spacing="normal" fo:font-style="normal" fo:font-weight="normal" officeooo:rsid="005f02aa" style:font-size-asian="14pt" style:font-weight-asian="normal" style:font-size-complex="14pt" style:font-weight-complex="normal" loext:padding="0cm" loext:border="none"/>
    </style:style>
    <style:style style:name="T131" style:family="text">
      <style:text-properties fo:font-variant="normal" fo:text-transform="none" style:font-name="Liberation Serif" fo:font-size="14pt" fo:letter-spacing="normal" fo:font-style="normal" fo:font-weight="normal" officeooo:rsid="00528a6c" style:font-size-asian="14pt" style:font-weight-asian="normal" style:font-size-complex="14pt" style:font-weight-complex="normal" loext:padding="0cm" loext:border="none"/>
    </style:style>
    <style:style style:name="T132" style:family="text">
      <style:text-properties fo:font-variant="normal" fo:text-transform="none" style:font-name="Liberation Serif" fo:font-size="14pt" fo:letter-spacing="normal" fo:font-style="normal" fo:font-weight="normal" officeooo:rsid="0011f297" style:font-size-asian="14pt" style:font-weight-asian="normal" style:font-size-complex="14pt" style:font-weight-complex="normal" loext:padding="0cm" loext:border="none"/>
    </style:style>
    <style:style style:name="T133" style:family="text">
      <style:text-properties fo:font-variant="normal" fo:text-transform="none" style:font-name="Liberation Serif" fo:font-size="14pt" fo:letter-spacing="normal" fo:font-style="normal" fo:font-weight="normal" officeooo:rsid="001674a5" style:font-size-asian="14pt" style:font-weight-asian="normal" style:font-size-complex="14pt" style:font-weight-complex="normal" loext:padding="0cm" loext:border="none"/>
    </style:style>
    <style:style style:name="T134" style:family="text">
      <style:text-properties fo:font-variant="normal" fo:text-transform="none" style:font-name="Liberation Serif" fo:font-size="14pt" fo:letter-spacing="normal" fo:font-style="normal" fo:font-weight="normal" officeooo:rsid="0083374f" style:font-size-asian="14pt" style:font-weight-asian="normal" style:font-size-complex="14pt" style:font-weight-complex="normal" loext:padding="0cm" loext:border="none"/>
    </style:style>
    <style:style style:name="T135" style:family="text">
      <style:text-properties fo:font-variant="normal" fo:text-transform="none" style:font-name="Liberation Serif" fo:font-size="14pt" fo:letter-spacing="normal" fo:font-style="normal" fo:font-weight="normal" officeooo:rsid="003db30b" style:font-size-asian="14pt" style:font-weight-asian="normal" style:font-size-complex="14pt" style:font-weight-complex="normal" loext:padding="0cm" loext:border="none"/>
    </style:style>
    <style:style style:name="T136" style:family="text">
      <style:text-properties fo:font-variant="normal" fo:text-transform="none" style:font-name="Liberation Serif" fo:font-size="14pt" fo:letter-spacing="normal" fo:font-style="normal" fo:font-weight="normal" officeooo:rsid="01161c5e" style:font-size-asian="14pt" style:font-weight-asian="normal" style:font-size-complex="14pt" style:font-weight-complex="normal" loext:padding="0cm" loext:border="none"/>
    </style:style>
    <style:style style:name="T137" style:family="text">
      <style:text-properties fo:font-variant="normal" fo:text-transform="none" style:font-name="Liberation Serif" fo:font-size="14pt" fo:letter-spacing="normal" fo:font-style="normal" fo:font-weight="normal" officeooo:rsid="00181962" style:font-size-asian="14pt" style:font-weight-asian="normal" style:font-size-complex="14pt" style:font-weight-complex="normal" loext:padding="0cm" loext:border="none"/>
    </style:style>
    <style:style style:name="T138" style:family="text">
      <style:text-properties fo:font-variant="normal" fo:text-transform="none" style:font-name="Liberation Serif" fo:font-size="14pt" fo:letter-spacing="normal" fo:font-style="normal" fo:font-weight="normal" officeooo:rsid="011a3104" style:font-size-asian="14pt" style:font-weight-asian="normal" style:font-size-complex="14pt" style:font-weight-complex="normal" loext:padding="0cm" loext:border="none"/>
    </style:style>
    <style:style style:name="T139" style:family="text">
      <style:text-properties fo:font-variant="normal" fo:text-transform="none" style:font-name="Liberation Serif" fo:font-size="14pt" fo:letter-spacing="normal" fo:font-style="normal" fo:font-weight="normal" officeooo:rsid="011bc8d8" style:font-size-asian="14pt" style:font-weight-asian="normal" style:font-size-complex="14pt" style:font-weight-complex="normal" loext:padding="0cm" loext:border="none"/>
    </style:style>
    <style:style style:name="T140" style:family="text">
      <style:text-properties fo:font-variant="normal" fo:text-transform="none" style:font-name="Liberation Serif" fo:font-size="14pt" fo:letter-spacing="normal" fo:font-style="normal" fo:font-weight="normal" officeooo:rsid="0120421b" style:font-size-asian="14pt" style:font-weight-asian="normal" style:font-size-complex="14pt" style:font-weight-complex="normal" loext:padding="0cm" loext:border="none"/>
    </style:style>
    <style:style style:name="T141" style:family="text">
      <style:text-properties fo:font-variant="normal" fo:text-transform="none" style:font-name="Liberation Serif" fo:font-size="14pt" fo:letter-spacing="normal" fo:font-style="normal" fo:font-weight="normal" officeooo:rsid="0121a8b8" style:font-size-asian="14pt" style:font-weight-asian="normal" style:font-size-complex="14pt" style:font-weight-complex="normal" loext:padding="0cm" loext:border="none"/>
    </style:style>
    <style:style style:name="T142" style:family="text">
      <style:text-properties fo:font-variant="normal" fo:text-transform="none" style:font-name="Liberation Serif" fo:font-size="14pt" fo:letter-spacing="normal" fo:font-style="normal" fo:font-weight="normal" officeooo:rsid="0125106b" style:font-size-asian="14pt" style:font-weight-asian="normal" style:font-size-complex="14pt" style:font-weight-complex="normal" loext:padding="0cm" loext:border="none"/>
    </style:style>
    <style:style style:name="T143" style:family="text">
      <style:text-properties fo:font-variant="normal" fo:text-transform="none" style:font-name="Liberation Serif" fo:font-size="14pt" fo:letter-spacing="normal" fo:font-style="normal" fo:font-weight="normal" officeooo:rsid="01269912" style:font-size-asian="14pt" style:font-weight-asian="normal" style:font-size-complex="14pt" style:font-weight-complex="normal" loext:padding="0cm" loext:border="none"/>
    </style:style>
    <style:style style:name="T144" style:family="text">
      <style:text-properties fo:font-variant="normal" fo:text-transform="none" style:font-name="Liberation Serif" fo:font-size="14pt" fo:letter-spacing="normal" fo:font-style="normal" fo:font-weight="normal" officeooo:rsid="01281ee8" style:font-size-asian="14pt" style:font-weight-asian="normal" style:font-size-complex="14pt" style:font-weight-complex="normal" loext:padding="0cm" loext:border="none"/>
    </style:style>
    <style:style style:name="T145" style:family="text">
      <style:text-properties fo:font-variant="normal" fo:text-transform="none" style:font-name="Liberation Serif" fo:font-size="14pt" fo:letter-spacing="normal" fo:font-style="normal" fo:font-weight="normal" officeooo:rsid="01345ae3" style:font-size-asian="14pt" style:font-weight-asian="normal" style:font-size-complex="14pt" style:font-weight-complex="normal" loext:padding="0cm" loext:border="none"/>
    </style:style>
    <style:style style:name="T146" style:family="text">
      <style:text-properties fo:font-variant="normal" fo:text-transform="none" style:font-name="Liberation Serif" fo:font-size="14pt" fo:letter-spacing="normal" fo:font-style="normal" fo:font-weight="normal" officeooo:rsid="013950d4" style:font-size-asian="14pt" style:font-weight-asian="normal" style:font-size-complex="14pt" style:font-weight-complex="normal" loext:padding="0cm" loext:border="none"/>
    </style:style>
    <style:style style:name="T147" style:family="text">
      <style:text-properties fo:font-variant="normal" fo:text-transform="none" style:font-name="Liberation Serif" fo:font-size="14pt" fo:letter-spacing="normal" fo:font-style="normal" fo:font-weight="normal" officeooo:rsid="0159b0e7" style:font-size-asian="14pt" style:font-weight-asian="normal" style:font-size-complex="14pt" style:font-weight-complex="normal" loext:padding="0cm" loext:border="none"/>
    </style:style>
    <style:style style:name="T148" style:family="text">
      <style:text-properties fo:font-variant="normal" fo:text-transform="none" style:font-name="Liberation Serif" fo:font-size="14pt" fo:letter-spacing="normal" fo:font-style="normal" fo:font-weight="normal" officeooo:rsid="015c4df1" style:font-size-asian="14pt" style:font-weight-asian="normal" style:font-size-complex="14pt" style:font-weight-complex="normal" loext:padding="0cm" loext:border="none"/>
    </style:style>
    <style:style style:name="T149" style:family="text">
      <style:text-properties fo:font-variant="normal" fo:text-transform="none" style:font-name="Liberation Serif" fo:font-size="14pt" fo:letter-spacing="normal" fo:font-style="normal" fo:font-weight="normal" officeooo:rsid="01674ce7" style:font-size-asian="14pt" style:font-weight-asian="normal" style:font-size-complex="14pt" style:font-weight-complex="normal" loext:padding="0cm" loext:border="none"/>
    </style:style>
    <style:style style:name="T150" style:family="text">
      <style:text-properties fo:font-variant="normal" fo:text-transform="none" style:font-name="Liberation Serif" fo:font-size="14pt" fo:letter-spacing="normal" fo:font-style="normal" fo:font-weight="normal" officeooo:rsid="01678ea4" style:font-size-asian="14pt" style:font-weight-asian="normal" style:font-size-complex="14pt" style:font-weight-complex="normal" loext:padding="0cm" loext:border="none"/>
    </style:style>
    <style:style style:name="T151" style:family="text">
      <style:text-properties fo:font-variant="normal" fo:text-transform="none" style:font-name="Liberation Serif" fo:font-size="14pt" fo:letter-spacing="normal" fo:font-style="normal" fo:font-weight="normal" officeooo:rsid="0168a54b" style:font-size-asian="14pt" style:font-weight-asian="normal" style:font-size-complex="14pt" style:font-weight-complex="normal" loext:padding="0cm" loext:border="none"/>
    </style:style>
    <style:style style:name="T152" style:family="text">
      <style:text-properties fo:font-variant="normal" fo:text-transform="none" style:font-name="Liberation Serif" fo:font-size="14pt" fo:letter-spacing="normal" fo:font-style="normal" fo:font-weight="normal" officeooo:rsid="0168ed87" style:font-size-asian="14pt" style:font-weight-asian="normal" style:font-size-complex="14pt" style:font-weight-complex="normal" loext:padding="0cm" loext:border="none"/>
    </style:style>
    <style:style style:name="T153" style:family="text">
      <style:text-properties fo:font-variant="normal" fo:text-transform="none" fo:color="#000000" style:text-position="0% 100%" fo:letter-spacing="normal" fo:font-style="normal" officeooo:rsid="01408fc1" fo:background-color="transparent" loext:char-shading-value="0" loext:padding="0cm" loext:border="none"/>
    </style:style>
    <style:style style:name="T154" style:family="text">
      <style:text-properties fo:font-variant="normal" fo:text-transform="none" fo:color="#000000" style:text-position="0% 100%" fo:letter-spacing="normal" fo:font-style="normal" officeooo:rsid="014add78" fo:background-color="transparent" loext:char-shading-value="0" loext:padding="0cm" loext:border="none"/>
    </style:style>
    <style:style style:name="T155" style:family="text">
      <style:text-properties fo:font-variant="normal" fo:text-transform="none" fo:color="#000000" style:text-position="0% 100%" fo:letter-spacing="normal" fo:font-style="normal" officeooo:rsid="016e9010" fo:background-color="#ffff00" loext:char-shading-value="0" loext:padding="0cm" loext:border="none"/>
    </style:style>
    <style:style style:name="T156" style:family="text">
      <style:text-properties officeooo:rsid="014add78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14">Czy może istnieć nic?</text:span><text:line-break/><text:span text:style-name="T112">Jacek Winiarczy</text:span><text:span text:style-name="T113">k</text:span></text:p>
      <text:p text:style-name="P2"/>
      <text:p text:style-name="P20"><text:span text:style-name="T1"><text:tab/>Czym jest nic? Wyobrażenie sobie obiektu wykonanego z niczego nie jest łatwe </text:span><text:span text:style-name="T2">ponieważ ż</text:span><text:span text:style-name="T1">eby wiedzieć gdzie jest nic trzeba mieć wokół coś dla porównania. Stworzenie takiego obiektu wydaje się łatwe - należy tylko zabrać materię z jego przestrzeni i tyle. </text:span><text:span text:style-name="T3">Jednak przyroda ma inne zdanie na ten temat.</text:span></text:p>
      <text:p text:style-name="P3"/>
      <text:p text:style-name="P21"><text:span text:style-name="T15">Problemy z niczym w materialnym pojemniku<text:line-break/><text:tab/></text:span><text:span text:style-name="T1">Stworzenie pustej przestrzeni, bez cząsteczek, czyli klasycznej próżni , wydaje się być banalne, należy wziąć wytrzymałą butlę, pompę i odessać powietrze. Jest próżnia - temat zamknięty? No nie. W normalnych warunkach (na poziomie morza) na ścianki butli naciska powietrze o sile 101 </text:span><text:span text:style-name="T4">k</text:span><text:span text:style-name="T1">N na metr kwadratowy. Gdyby zabrać powietrze z butli na ścianki od wewnątrz nie będzie działać żadna siła i cząsteczki butli będące w ciągłym ruchu zaczną się od butli odrywać i wypełniać w niej przestrzeń. Można pomyśleć że schłodzenie butli zmniejszy ruch cząstek i zaprzestanie ich odrywaniu. Jest to jednak niemożliwe ponieważ zgodnie z 3. zasadą termodynamiki <text:s/>otrzymanie temperatury 0 K (braku jakiegokolwiek ruchu) jest niewykonalne w skończonej liczbie kroków </text:span><text:span text:style-name="T5">(T → 0 K ⇐⇒ ∆S → 0 ⇐⇒ W → ∞)</text:span><text:span text:style-name="T1">, więc zawsze będą istnieć odrywające się cząsteczki.</text:span></text:p>
      <text:p text:style-name="P4"/>
      <text:p text:style-name="P5">Problemy ze skonstruowaniem próżni w Kosmosie</text:p>
      <text:p text:style-name="P38"><text:span text:style-name="T132"><text:tab/>S</text:span><text:span text:style-name="T133">koro nie jest możliwe utworzenie próżni w pojemniku to może w Kosmosie da się wyróżnić </text:span><text:span text:style-name="T134">przestrzeń</text:span><text:span text:style-name="T133"> </text:span><text:span text:style-name="T135">któr</text:span><text:span text:style-name="T134">a</text:span><text:span text:style-name="T135"> jest </text:span><text:span text:style-name="T133">próżn</text:span><text:span text:style-name="T135">ią</text:span><text:span text:style-name="T133">. </text:span><text:span text:style-name="T136">Pomijając </text:span><text:span text:style-name="T145">asteroidy, </text:span><text:span text:style-name="T136">skały, pył, okruchy lodu i tym podobne obiekty przelatujący przez każdy fragment przestrzeni,</text:span><text:span text:style-name="T138"> </text:span><text:span text:style-name="T144">próżnię mogą </text:span><text:span text:style-name="T146">również </text:span><text:span text:style-name="T144">zaburzyć różne promieniowania i cząstki</text:span><text:span text:style-name="T140">. </text:span></text:p>
      <text:p text:style-name="P37"><text:span text:style-name="T140"><text:tab/>Na przykład </text:span><text:span text:style-name="T139">promieniowanie kosmiczne które potrafi osiągnąć </text:span><text:span text:style-name="T148">energię</text:span><text:span text:style-name="T139"> </text:span><text:span text:style-name="T139"><draw:g text:anchor-type="as-char" svg:y="-0.377cm" draw:z-index="6" draw:name="Kształt1" draw:style-name="gr1"><svg:title>TexMaths</svg:title><svg:desc>12§display§10^{11}§svg§600§FALSE§</svg:desc><draw:g draw:style-name="gr2"><draw:path draw:style-name="gr3" draw:text-style-name="P43" svg:width="0.682cm" svg:height="0.334cm" svg:x="0.001cm" svg:y="0.025cm" svg:viewBox="0 0 683 335" svg:d="M341 335c-113 0-227 0-341 0 0-111 0-223 0-335 228 0 455 0 683 0 0 112 0 224 0 335-114 0-228 0-342 0z"><text:p/></draw:path><draw:path draw:style-name="gr4" draw:text-style-name="P44" svg:width="0.138cm" svg:height="0.279cm" svg:x="0.016cm" svg:y="0.092cm" svg:viewBox="0 0 139 280" svg:d="M86 12c0-11 0-12-9-12-27 28-63 28-77 28 0 4 0 8 0 13 8 0 34 0 55-11 0 72 0 144 0 216 0 16-1 21-38 21-5 0-9 0-13 0 0 5 0 10 0 13 14-1 50-1 67-1 16 0 54 0 68 1 0-3 0-8 0-13-5 0-10 0-13 0-39 0-40-5-40-21 0-78 0-156 0-234z"><text:p/></draw:path><draw:path draw:style-name="gr4" draw:text-style-name="P44" svg:width="0.176cm" svg:height="0.289cm" svg:x="0.206cm" svg:y="0.092cm" svg:viewBox="0 0 177 290" svg:d="M177 147c0-34-2-68-16-99-20-41-54-48-72-48-25 0-55 12-73 50-14 29-16 63-16 97 0 31 2 68 19 99 18 35 49 44 70 44 22 0 54-10 73-50 13-28 15-60 15-93zM89 280c-17 0-41-11-49-50-5-24-5-64-5-88 0-28 0-55 3-78 9-51 40-54 51-54 13 0 42 7 49 49 5 24 5 56 5 83 0 31 0 60-5 85-6 41-30 53-49 53z"><text:p/></draw:path><draw:path draw:style-name="gr4" draw:text-style-name="P44" svg:width="0.106cm" svg:height="0.195cm" svg:x="0.431cm" svg:y="0cm" svg:viewBox="0 0 107 196" svg:d="M66 8c0-8 0-8-8-8-20 19-46 19-58 19 0 4 0 7 0 11 7 0 26 0 42-8 0 49 0 99 0 150 0 10 0 13-29 13-3 0-8 0-12 0 0 4 0 7 0 11 6 0 42-1 53-1 10 0 47 1 53 1 0-4 0-7 0-11-4 0-8 0-11 0-30 0-30-3-30-13 0-55 0-109 0-164z"><text:p/></draw:path><draw:path draw:style-name="gr4" draw:text-style-name="P44" svg:width="0.107cm" svg:height="0.195cm" svg:x="0.598cm" svg:y="0cm" svg:viewBox="0 0 108 196" svg:d="M67 8c0-8-1-8-8-8-19 19-46 19-59 19 0 4 0 7 0 11 7 0 28 0 43-8 0 49 0 99 0 150 0 10 0 13-30 13-3 0-7 0-11 0 0 4 0 7 0 11 6 0 42-1 53-1 9 0 46 1 53 1 0-4 0-7 0-11-4 0-9 0-12 0-29 0-29-3-29-13 0-55 0-109 0-164z"><text:p/></draw:path></draw:g></draw:g></text:span><text:span text:style-name="T139"><text:s/>GeV. </text:span><text:span text:style-name="T141">Pochodzi ono z głównie z wybuchu supernowych i wiatru słonecznego. </text:span><text:span text:style-name="T142">Składa się w 90% z protonów (których masa wynosi </text:span><text:span text:style-name="T142"><draw:g text:anchor-type="as-char" svg:y="-0.372cm" draw:z-index="7" draw:name="Kształt2" draw:style-name="gr1"><svg:title>TexMaths</svg:title><svg:desc>12§display§1,67 \cdot 10^{-27}kg§svg§600§FALSE§</svg:desc><draw:g draw:style-name="gr2"><draw:path draw:style-name="gr3" draw:text-style-name="P43" svg:width="2.553cm" svg:height="0.413cm" svg:x="0.001cm" svg:y="0.021cm" svg:viewBox="0 0 2554 414" svg:d="M0 0c852 0 1702 0 2554 0 0 138 0 276 0 414-852 0-1702 0-2554 0 0-138 0-276 0-414z"><text:p/></draw:path><draw:path draw:style-name="gr4" draw:text-style-name="P44" svg:width="0.138cm" svg:height="0.277cm" svg:x="0.016cm" svg:y="0.092cm" svg:viewBox="0 0 139 278" svg:d="M86 11c0-10 0-11-9-11-27 26-63 26-77 26 0 5 0 9 0 14 8 0 34 0 55-11 0 72 0 145 0 217 0 14-1 19-38 19-5 0-10 0-15 0 0 5 0 10 0 13 16-1 52-1 69-1s54 0 68 1c0-3 0-8 0-13-5 0-8 0-13 0-38 0-40-4-40-19 0-78 0-157 0-235z"><text:p/></draw:path><draw:path draw:style-name="gr4" draw:text-style-name="P44" svg:width="0.048cm" svg:height="0.125cm" svg:x="0.226cm" svg:y="0.326cm" svg:viewBox="0 0 49 126" svg:d="M49 44c0-27-11-44-26-44s-23 11-23 23c0 11 8 21 23 21 5 0 9-1 14-4 1-2 1-2 3-2 0 3 0 0 0 6 0 32-15 56-29 70-5 4-4 6-4 7 0 3 1 5 4 5 5 0 38-32 38-82z"><text:p/></draw:path><draw:path draw:style-name="gr4" draw:text-style-name="P44" svg:width="0.173cm" svg:height="0.287cm" svg:x="0.396cm" svg:y="0.092cm" svg:viewBox="0 0 174 288" svg:d="M37 141c0-3 0-7 0-9 0-107 53-121 75-121 9 0 27 2 37 17-7 0-24 0-24 19 0 12 11 19 19 19 7 0 20-4 20-20 0-26-19-46-54-46-54 0-110 54-110 147 0 111 48 141 88 141 46 0 86-40 86-94s-37-93-84-93c-29 0-44 21-53 40zM88 276c-27 0-40-25-42-31-8-20-8-53-8-60 0-33 14-75 52-75 6 0 26 0 38 25 9 16 9 38 9 58s0 41-7 55c-14 25-33 28-42 28z"><text:p/></draw:path><draw:path draw:style-name="gr4" draw:text-style-name="P44" svg:width="0.18cm" svg:height="0.29cm" svg:x="0.611cm" svg:y="0.089cm" svg:viewBox="0 0 181 291" svg:d="M178 28c3-5 3-6 3-15-33 0-68 0-102 0-51 0-53-6-54-13-3 0-7 0-11 0-4 29-9 58-14 86 4 0 7 0 11 0 1-7 5-33 11-38 2-2 36-2 40-2 29 0 59 0 88 0-5 6-38 51-47 66-38 56-53 115-53 157 0 3-1 22 20 22 19 0 20-19 20-22 0-8 0-15 0-22 0-22 1-46 5-68 1-10 7-46 25-71 19-28 38-54 58-80z"><text:p/></draw:path><draw:path draw:style-name="gr4" draw:text-style-name="P44" svg:width="0.045cm" svg:height="0.043cm" svg:x="0.928cm" svg:y="0.243cm" svg:viewBox="0 0 46 44" svg:d="M46 23c0-12-11-23-23-23s-23 11-23 23 11 21 23 21 23-9 23-21z"><text:p/></draw:path><draw:path draw:style-name="gr4" draw:text-style-name="P44" svg:width="0.138cm" svg:height="0.277cm" svg:x="1.141cm" svg:y="0.092cm" svg:viewBox="0 0 139 278" svg:d="M86 11c0-10 0-11-9-11-27 26-64 26-77 26 0 5 0 9 0 14 8 0 34 0 55-11 0 72 0 145 0 217 0 14-1 19-38 19-5 0-10 0-15 0 0 5 0 10 0 13 16-1 52-1 69-1s54 0 68 1c0-3 0-8 0-13-5 0-8 0-13 0-38 0-40-4-40-19 0-78 0-157 0-235z"><text:p/></draw:path><draw:path draw:style-name="gr4" draw:text-style-name="P44" svg:width="0.177cm" svg:height="0.287cm" svg:x="1.329cm" svg:y="0.092cm" svg:viewBox="0 0 178 288" svg:d="M178 145c0-33-3-67-17-98-19-40-54-47-72-47-25 0-55 11-73 50-14 29-16 62-16 95 0 31 2 70 19 101 18 33 49 42 70 42 23 0 55-9 73-49 13-28 16-60 16-94zM89 278c-17 0-41-11-49-49-5-25-5-64-5-89 0-26 0-55 3-76 9-51 40-54 51-54 14 0 42 7 50 49 4 23 4 55 4 81 0 31 0 60-5 87-6 39-30 51-49 51z"><text:p/></draw:path><draw:path draw:style-name="gr4" draw:text-style-name="P44" svg:width="0.198cm" svg:height="0.013cm" svg:x="1.556cm" svg:y="0.117cm" svg:viewBox="0 0 199 14" svg:d="M187 14c5 0 12 0 12-7s-7-7-12-7c-59 0-116 0-175 0-5 0-12 0-12 7s6 7 12 7c59 0 116 0 175 0z"><text:p/></draw:path><draw:path draw:style-name="gr4" draw:text-style-name="P44" svg:width="0.13cm" svg:height="0.194cm" svg:x="1.805cm" svg:y="0.005cm" svg:viewBox="0 0 131 195" svg:d="M131 141c-4 0-6 0-10 0-1 6-5 24-8 27-3 2-25 2-29 2-18 0-36 0-54 0 30-27 41-36 59-49 21-18 42-36 42-63 0-36-31-58-70-58-36 0-61 25-61 53 0 14 13 17 16 17 7 0 15-6 15-16 0-6-1-16-17-16 10-21 29-27 44-27 28 0 44 23 44 47 0 25-18 45-28 56-24 23-46 45-70 69-4 3-4 4-4 12 41 0 82 0 122 0 3-18 6-36 9-54z"><text:p/></draw:path><draw:path draw:style-name="gr4" draw:text-style-name="P44" svg:width="0.139cm" svg:height="0.204cm" svg:x="1.976cm" svg:y="0cm" svg:viewBox="0 0 140 205" svg:d="M137 22c3-4 3-5 3-12-26 0-51 0-78 0-10 0-14 0-25-2-15-1-15-3-17-8-3 0-6 0-9 0-4 20-7 42-11 62 4 0 6 0 10 0 1-3 3-22 8-26 2-1 26-1 31-1 22 0 43 0 65 0-10 12-25 30-31 38-39 51-42 97-42 115 0 3 0 17 13 17 14 0 14-13 14-18 0-4 0-7 0-11 0-57 12-84 26-99 14-18 28-37 43-55z"><text:p/></draw:path><draw:path draw:style-name="gr4" draw:text-style-name="P44" svg:width="0.19cm" svg:height="0.294cm" svg:x="2.167cm" svg:y="0.08cm" svg:viewBox="0 0 191 295" svg:d="M97 5c-1-1 0-5-5-5-9 0-40 4-51 5-4 0-9 0-9 8 0 5 4 5 11 5 21 0 21 2 21 7 0 3-2 6-2 9-20 80-40 160-61 241-1 4-1 6-1 8 0 10 8 12 12 12 6 0 12-4 14-8 3-4 22-81 24-92 15 2 48 9 48 35 0 3 0 5-1 9 0 4-1 10-1 14 0 25 17 42 38 42 14 0 24-7 34-22 11-19 16-42 16-43 0-2-5-2-6-2-4 0-4 1-5 6-10 31-19 51-37 51-9 0-14-3-14-19 0-7 2-17 4-24 1-7 1-8 1-13 0-25-26-37-62-42 13-8 26-22 36-31 20-23 39-41 60-41 2 0 3 0 5 1 4 0 4 0 8 3 1 1 1 1 1 2-20 1-24 17-24 23s5 14 17 14c11 0 23-9 23-25 0-13-10-27-29-27-12 0-31 3-61 37-15 16-31 33-47 39 14-60 29-118 43-177z"><text:p/></draw:path><draw:path draw:style-name="gr4" draw:text-style-name="P44" svg:width="0.192cm" svg:height="0.27cm" svg:x="2.383cm" svg:y="0.186cm" svg:viewBox="0 0 193 271" svg:d="M192 28c0-3 1-5 1-8 0-7-5-12-12-12-5 0-15 4-18 20-7-16-21-28-38-28-48 0-101 59-101 120 0 42 26 66 56 66 26 0 45-19 50-24-9 37-10 36-15 55-1 5-15 44-60 44-8 0-23 0-33-3 12-4 16-15 16-22s-4-14-15-14c-10 0-23 7-23 24s16 25 55 25c53 0 84-32 90-56 16-63 31-125 47-187zM137 132c-3 12-12 21-22 30-8 7-21 15-33 15-22 0-28-22-28-39 0-19 12-70 24-91 11-21 29-37 47-37 27 0 33 33 33 36 0 1-1 4-1 7-7 26-13 53-20 79z"><text:p/></draw:path></draw:g></draw:g></text:span><text:span text:style-name="T142">), 9% z cząstek alfa </text:span><text:span text:style-name="T143">(których masa wynosi </text:span><text:span text:style-name="T143"><draw:g text:anchor-type="as-char" svg:y="-0.372cm" draw:z-index="8" draw:name="Kształt3" draw:style-name="gr1"><svg:title>TexMaths</svg:title><svg:desc>12§display§6,64 \cdot 10^{-27} kg§svg§600§FALSE§</svg:desc><draw:g draw:style-name="gr2"><draw:path draw:style-name="gr3" draw:text-style-name="P43" svg:width="2.554cm" svg:height="0.413cm" svg:x="0.004cm" svg:y="0.021cm" svg:viewBox="0 0 2555 414" svg:d="M0 0c852 0 1703 0 2555 0 0 138 0 276 0 414-852 0-1703 0-2555 0 0-138 0-276 0-414z"><text:p/></draw:path><draw:path draw:style-name="gr4" draw:text-style-name="P44" svg:width="0.174cm" svg:height="0.287cm" svg:x="0.001cm" svg:y="0.092cm" svg:viewBox="0 0 175 288" svg:d="M37 141c0-3 0-7 0-9 0-107 53-121 75-121 9 0 27 2 37 17-6 0-24 0-24 19 0 12 11 19 20 19 6 0 19-4 19-20 0-26-19-46-54-46-54 0-110 54-110 147 0 111 49 141 88 141 46 0 87-40 87-94s-38-93-85-93c-29 0-44 21-53 40zM88 276c-27 0-39-25-42-31-8-20-8-53-8-60 0-33 14-75 52-75 7 0 26 0 40 25 7 16 7 38 7 58s0 41-7 55c-14 25-33 28-42 28z"><text:p/></draw:path><draw:path draw:style-name="gr4" draw:text-style-name="P44" svg:width="0.048cm" svg:height="0.125cm" svg:x="0.23cm" svg:y="0.326cm" svg:viewBox="0 0 49 126" svg:d="M49 44c0-27-11-44-26-44s-23 11-23 23c0 11 8 21 23 21 5 0 9-1 14-4 1-2 1-2 3-2 0 3 0 0 0 6 0 32-15 56-29 70-5 4-4 6-4 7 0 3 1 5 4 5 5 0 38-32 38-82z"><text:p/></draw:path><draw:path draw:style-name="gr4" draw:text-style-name="P44" svg:width="0.173cm" svg:height="0.287cm" svg:x="0.399cm" svg:y="0.092cm" svg:viewBox="0 0 174 288" svg:d="M37 141c0-3 0-7 0-9 0-107 53-121 75-121 9 0 27 2 37 17-7 0-24 0-24 19 0 12 11 19 19 19 7 0 20-4 20-20 0-26-19-46-54-46-54 0-110 54-110 147 0 111 48 141 88 141 46 0 86-40 86-94s-37-93-84-93c-29 0-44 21-53 40zM88 276c-27 0-40-25-42-31-8-20-8-53-8-60 0-33 14-75 52-75 6 0 26 0 38 25 9 16 9 38 9 58s0 41-7 55c-14 25-33 28-42 28z"><text:p/></draw:path><draw:path draw:style-name="gr4" draw:text-style-name="P44" svg:width="0.186cm" svg:height="0.282cm" svg:x="0.603cm" svg:y="0.087cm" svg:viewBox="0 0 187 283" svg:d="M113 215c0 12 0 24 0 36 0 15-1 19-33 19-2 0-6 0-8 0 0 5 0 9 0 13 17-1 38-1 56-1s41 0 58 1c0-4 0-8 0-13-2 0-6 0-8 0-32 0-33-4-33-19 0-12 0-24 0-36 15 0 28 0 42 0 0-5 0-9 0-12-14 0-27 0-42 0 0-65 0-129 0-192 0-9 0-11-7-11-4 0-5 0-8 5-44 66-87 132-130 198 0 3 0 7 0 12 37 0 76 0 113 0zM115 203c-35 0-68 0-103 0 35-53 68-106 103-157 0 51 0 104 0 157z"><text:p/></draw:path><draw:path draw:style-name="gr4" draw:text-style-name="P44" svg:width="0.045cm" svg:height="0.043cm" svg:x="0.932cm" svg:y="0.243cm" svg:viewBox="0 0 46 44" svg:d="M46 23c0-12-11-23-23-23s-23 11-23 23 11 21 23 21 23-9 23-21z"><text:p/></draw:path><draw:path draw:style-name="gr4" draw:text-style-name="P44" svg:width="0.138cm" svg:height="0.277cm" svg:x="1.145cm" svg:y="0.092cm" svg:viewBox="0 0 139 278" svg:d="M86 11c0-10 0-11-9-11-27 26-64 26-77 26 0 5 0 9 0 14 8 0 34 0 55-11 0 72 0 145 0 217 0 14-1 19-38 19-5 0-10 0-15 0 0 5 0 10 0 13 16-1 52-1 69-1s54 0 68 1c0-3 0-8 0-13-5 0-8 0-13 0-38 0-40-4-40-19 0-78 0-157 0-235z"><text:p/></draw:path><draw:path draw:style-name="gr4" draw:text-style-name="P44" svg:width="0.177cm" svg:height="0.287cm" svg:x="1.333cm" svg:y="0.092cm" svg:viewBox="0 0 178 288" svg:d="M178 145c0-33-3-67-17-98-19-40-54-47-72-47-25 0-55 11-73 50-14 29-16 62-16 95 0 31 2 70 19 101 18 33 49 42 70 42 23 0 55-9 73-49 13-28 16-60 16-94zM89 278c-17 0-41-11-49-49-5-25-5-64-5-89 0-26 0-55 3-76 9-51 40-54 51-54 14 0 42 7 50 49 4 23 4 55 4 81 0 31 0 60-5 87-6 39-30 51-49 51z"><text:p/></draw:path><draw:path draw:style-name="gr4" draw:text-style-name="P44" svg:width="0.198cm" svg:height="0.013cm" svg:x="1.56cm" svg:y="0.117cm" svg:viewBox="0 0 199 14" svg:d="M187 14c5 0 12 0 12-7s-7-7-12-7c-59 0-116 0-175 0-5 0-12 0-12 7s6 7 12 7c59 0 116 0 175 0z"><text:p/></draw:path><draw:path draw:style-name="gr4" draw:text-style-name="P44" svg:width="0.13cm" svg:height="0.194cm" svg:x="1.81cm" svg:y="0.005cm" svg:viewBox="0 0 131 195" svg:d="M131 141c-4 0-6 0-10 0-1 6-5 24-8 27-3 2-25 2-29 2-18 0-36 0-54 0 30-27 41-36 59-49 21-18 42-36 42-63 0-36-31-58-70-58-36 0-61 25-61 53 0 14 13 17 16 17 7 0 15-6 15-16 0-6-1-16-17-16 10-21 29-27 44-27 28 0 44 23 44 47 0 25-18 45-28 56-24 23-46 45-70 69-4 3-4 4-4 12 41 0 82 0 122 0 3-18 6-36 9-54z"><text:p/></draw:path><draw:path draw:style-name="gr4" draw:text-style-name="P44" svg:width="0.139cm" svg:height="0.204cm" svg:x="1.98cm" svg:y="0cm" svg:viewBox="0 0 140 205" svg:d="M137 22c3-4 3-5 3-12-26 0-51 0-78 0-10 0-14 0-25-2-15-1-15-3-17-8-3 0-6 0-9 0-4 20-7 42-11 62 4 0 6 0 10 0 1-3 3-22 8-26 2-1 26-1 31-1 22 0 43 0 65 0-10 12-25 30-31 38-39 51-42 97-42 115 0 3 0 17 13 17 14 0 14-13 14-18 0-4 0-7 0-11 0-57 12-84 26-99 14-18 28-37 43-55z"><text:p/></draw:path><draw:path draw:style-name="gr4" draw:text-style-name="P44" svg:width="0.19cm" svg:height="0.294cm" svg:x="2.172cm" svg:y="0.08cm" svg:viewBox="0 0 191 295" svg:d="M97 5c-1-1 0-5-5-5-9 0-40 4-51 5-4 0-9 0-9 8 0 5 4 5 11 5 21 0 21 2 21 7 0 3-2 6-2 9-20 80-40 160-61 241-1 4-1 6-1 8 0 10 8 12 12 12 6 0 12-4 14-8 3-4 22-81 24-92 15 2 48 9 48 35 0 3 0 5-1 9 0 4-1 10-1 14 0 25 17 42 38 42 14 0 24-7 34-22 11-19 16-42 16-43 0-2-5-2-6-2-4 0-4 1-5 6-10 31-19 51-37 51-9 0-14-3-14-19 0-7 2-17 4-24 1-7 1-8 1-13 0-25-26-37-62-42 13-8 26-22 36-31 20-23 39-41 60-41 2 0 3 0 5 1 4 0 4 0 8 3 1 1 1 1 1 2-20 1-24 17-24 23s5 14 17 14c11 0 23-9 23-25 0-13-10-27-29-27-12 0-31 3-61 37-15 16-31 33-47 39 14-60 29-118 43-177z"><text:p/></draw:path><draw:path draw:style-name="gr4" draw:text-style-name="P44" svg:width="0.192cm" svg:height="0.27cm" svg:x="2.388cm" svg:y="0.186cm" svg:viewBox="0 0 193 271" svg:d="M192 28c0-3 1-5 1-8 0-7-5-12-12-12-5 0-15 4-18 20-7-16-21-28-38-28-48 0-101 59-101 120 0 42 26 66 56 66 26 0 45-19 50-24-9 37-10 36-15 55-1 5-15 44-60 44-8 0-23 0-33-3 12-4 16-15 16-22s-4-14-15-14c-10 0-23 7-23 24s16 25 55 25c53 0 84-32 90-56 16-63 31-125 47-187zM137 132c-3 12-12 21-22 30-8 7-21 15-33 15-22 0-28-22-28-39 0-19 12-70 24-91 11-21 29-37 47-37 27 0 33 33 33 36 0 1-1 4-1 7-7 26-13 53-20 79z"><text:p/></draw:path></draw:g></draw:g></text:span><text:span text:style-name="T143">)</text:span><text:span text:style-name="T142"> i elektronów. </text:span><text:span text:style-name="T147">Sama energia </text:span><text:span text:style-name="T149">promieniowania </text:span><text:span text:style-name="T147">jest w stanie zamienić się w 333 kg. </text:span><text:span text:style-name="T151">W</text:span><text:span text:style-name="T149">iatr słoneczny – czyli strumień </text:span><text:span text:style-name="T150">rozgrzanych gazów również może zaburzyć próżnię. </text:span><text:span text:style-name="T151">Z pozytywów dzięk</text:span><text:span text:style-name="T152">i niemu mamy zorzę polarną.</text:span></text:p>
      <text:p text:style-name="P35"><text:span text:style-name="T141"><text:tab/></text:span><text:span text:style-name="T139">Poza tym w</text:span><text:span text:style-name="T137"> każdym miejscu wszechświata widać gwiazdy, a te promieniują, a promieniowanie to energia, a energia to masa. </text:span></text:p>
      <text:p text:style-name="P33"><text:span text:style-name="T16"><text:tab/></text:span><text:span text:style-name="T17">Można łatwo policzyć ile energii wypromieniowuje Słońce w ciągu sekundy. </text:span><text:span text:style-name="T18">Wystarczy spektrometr lub wiedza że najmocniej Słońce świeci na </text:span><text:span text:style-name="T32">niebiesko</text:span><text:span text:style-name="T18"> (</text:span><text:span text:style-name="T18"><draw:g text:anchor-type="as-char" svg:y="-0.295cm" draw:z-index="0" draw:name="Kształt1" draw:style-name="gr1"><svg:title>TexMaths</svg:title><svg:desc>12§display§\lambda§svg§600§FALSE§</svg:desc><draw:g draw:style-name="gr2"><draw:path draw:style-name="gr3" draw:text-style-name="P43" svg:width="0.186cm" svg:height="0.251cm" svg:x="-0.001cm" svg:y="0.018cm" svg:viewBox="0 0 187 252" svg:d="M0 0c63 0 124 0 187 0 0 84 0 168 0 252-63 0-124 0-187 0 0-84 0-168 0-252z"><text:p/></draw:path><draw:path draw:style-name="gr4" draw:text-style-name="P44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/draw:g></text:span><text:span text:style-name="T18"> </text:span><text:span text:style-name="T19">= </text:span><text:span text:style-name="T18">500 nm)! </text:span><text:span text:style-name="T20">Mając te dane</text:span><text:span text:style-name="T21"> łatwo policzyć jaka temperatura panuje na powierzchn</text:span><text:span text:style-name="T22">i (fotosferze), a jest to z wzoru Wiena T = 5 796 K. </text:span><text:span text:style-name="T23">Z</text:span><text:span text:style-name="T24">e wzoru Stefana - Boltzman</text:span><text:span text:style-name="T25">n</text:span><text:span text:style-name="T24">a </text:span><text:span text:style-name="T26">razy pole powierzchni Słońca </text:span><text:span text:style-name="T24">uzyskuje się </text:span><text:span text:style-name="T27">moc </text:span><text:span text:style-name="T28">3,</text:span><text:span text:style-name="T29">89 ⋅ </text:span><text:span text:style-name="T28">10</text:span><text:span text:style-name="T34">26</text:span><text:span text:style-name="T35"> </text:span><text:span text:style-name="T35"><draw:g text:anchor-type="as-char" svg:y="-0.575cm" draw:z-index="3" draw:name="Kształt2" draw:style-name="gr1"><svg:title>TexMaths</svg:title><svg:desc>12§display§\frac{J}{s}§svg§600§FALSE§</svg:desc><draw:g draw:style-name="gr2"><draw:path draw:style-name="gr3" draw:text-style-name="P43" svg:width="0.178cm" svg:height="0.64cm" svg:x="0.017cm" svg:y="0.017cm" svg:viewBox="0 0 179 641" svg:d="M0 0c60 0 119 0 179 0 0 213 0 427 0 641-60 0-119 0-179 0 0-214 0-428 0-641z"><text:p/></draw:path><draw:path draw:style-name="gr4" draw:text-style-name="P44" svg:width="0.183cm" svg:height="0.231cm" svg:x="0.023cm" svg:y="0cm" svg:viewBox="0 0 184 232" svg:d="M154 24c2-11 3-14 20-14 6 0 10 0 10-6 0-3-2-4-5-4-8 0-28 1-36 1-12 0-37-1-48-1-3 0-7 0-7 7 0 3 3 3 11 3s11 0 18 1c9 1 11 2 11 7 0 2 0 4-1 6-13 51-25 100-37 151-8 32-31 49-48 49-8 0-26-3-31-20 1 0 3 0 4 0 13 0 22-11 22-21s-10-14-15-14c-6 0-22 4-22 26 0 21 17 37 43 37 30 0 64-23 72-54 14-52 27-102 39-154z"><text:p/></draw:path><draw:path draw:style-name="gr4" draw:text-style-name="P44" svg:width="0.212cm" svg:height="0.012cm" svg:x="0cm" svg:y="0.357cm" svg:viewBox="0 0 213 13" svg:d="M0 0c71 0 142 0 213 0 0 5 0 8 0 13-71 0-142 0-213 0 0-5 0-8 0-13z"><text:p/></draw:path><draw:path draw:style-name="gr4" draw:text-style-name="P44" svg:width="0.119cm" svg:height="0.148cm" svg:x="0.047cm" svg:y="0.526cm" svg:viewBox="0 0 120 149" svg:d="M111 22c-9 0-15 8-15 15 0 5 2 10 10 10 7 0 14-6 14-19 0-15-13-28-38-28-44 0-56 34-56 48 0 26 25 31 34 32 17 3 35 7 35 26 0 8-8 35-47 35-5 0-30 0-38-17 13 1 21-8 21-17 0-8-6-12-12-12-9 0-19 7-19 22 0 19 19 32 47 32 53 0 66-40 66-55 0-12-6-20-10-24-9-9-19-10-33-14-12-2-25-5-25-20 0-9 8-29 37-29 8 0 25 2 29 15z"><text:p/></draw:path></draw:g></draw:g></text:span><text:span text:style-name="T24"><text:s/></text:span><text:span text:style-name="T30">emitowanych przez </text:span><text:span text:style-name="T33">jedno</text:span><text:span text:style-name="T31"> </text:span><text:span text:style-name="T30">Słońce. </text:span></text:p>
      <text:p text:style-name="P26"><text:span text:style-name="T115">&lt;</text:span><text:span text:style-name="T116">&lt; O przesunięciu w podczerwień </text:span><text:span text:style-name="T117">i może o promieniowaniu tła</text:span><text:span text:style-name="T116">&gt;&gt;</text:span></text:p>
      <text:p text:style-name="P22"><text:span text:style-name="T6"><text:tab/>O</text:span><text:span text:style-name="T7">prócz promieniowania każda gwiazda emituje neutrina. </text:span><text:span text:style-name="T8">Są to cząstki elementarne o masie <text:s/>7,13 ⋅ 10</text:span><text:span text:style-name="T36">−38</text:span><text:span text:style-name="T8">kg. </text:span><text:span text:style-name="T9">Nie oddziałują silnie ani elektromagnetycznie </text:span><text:soft-page-break/><text:span text:style-name="T9">przez co są </text:span><text:span text:style-name="T10">bardzo </text:span><text:span text:style-name="T9">przenikliwe – planeta nie jest dla nich </text:span><text:span text:style-name="T11">żadną </text:span><text:span text:style-name="T9">przeszkodą.</text:span><text:span text:style-name="T8"> </text:span><text:span text:style-name="T12">Powstają one w wyniku </text:span><text:span text:style-name="T13">cyklu protonowego w którym wodór zamieniany jest w hel </text:span><text:span text:style-name="T14">i energię</text:span><text:span text:style-name="T13">.</text:span></text:p>
      <text:p text:style-name="P36"><text:span text:style-name="T118"><text:tab/></text:span><text:span text:style-name="T119">Można policzyć ile neutrin wydziela Słońce w ciągu sekundy. </text:span><text:span text:style-name="T120">Z </text:span><text:span text:style-name="T121">poprzednich </text:span><text:span text:style-name="T120">wyliczeń wiadomo że słońce wydziela </text:span><text:span text:style-name="T122">3,</text:span><text:span text:style-name="T123">89 ⋅ </text:span><text:span text:style-name="T122">10</text:span><text:span text:style-name="T39">26</text:span><text:span text:style-name="T39"><draw:g text:anchor-type="as-char" svg:y="-0.45cm" draw:z-index="5" draw:name="Kształt3" draw:style-name="gr1"><draw:g draw:style-name="gr2"><draw:path draw:style-name="gr3" draw:text-style-name="P43" svg:width="0.211cm" svg:height="0.701cm" svg:x="0.02cm" svg:y="0.018cm" svg:viewBox="0 0 212 702" svg:d="M0 0c71 0 141 0 212 0 0 234 0 468 0 702-71 0-141 0-212 0 0-234 0-468 0-702z"><text:p/></draw:path><draw:path draw:style-name="gr4" draw:text-style-name="P44" svg:width="0.216cm" svg:height="0.253cm" svg:x="0.028cm" svg:y="0cm" svg:viewBox="0 0 217 254" svg:d="M182 27c2-13 3-16 24-16 7 0 11 0 11-7 0-3-2-4-5-4-10 0-34 1-44 1-13 0-43-1-56-1-3 0-8 0-8 7 0 4 4 4 14 4 8 0 12 0 21 1 10 1 12 2 12 7 0 3 0 5-1 8-15 55-29 109-44 165-10 34-36 54-56 54-10 0-31-4-37-23 1 0 4 0 5 0 15 0 25-12 25-22 0-11-11-16-18-16-6 0-25 5-25 29 0 23 20 40 51 40 35 0 75-25 85-59 16-57 31-112 46-168z"><text:p/></draw:path><draw:path draw:style-name="gr4" draw:text-style-name="P44" svg:width="0.251cm" svg:height="0.013cm" svg:x="0cm" svg:y="0.392cm" svg:viewBox="0 0 252 14" svg:d="M0 0c84 0 167 0 252 0 0 5 0 9 0 14-85 0-168 0-252 0 0-5 0-9 0-14z"><text:p/></draw:path><draw:path draw:style-name="gr4" draw:text-style-name="P44" svg:width="0.141cm" svg:height="0.162cm" svg:x="0.055cm" svg:y="0.576cm" svg:viewBox="0 0 142 163" svg:d="M131 25c-10 0-18 8-18 16 0 5 3 10 12 10 8 0 17-6 17-20 0-17-16-31-46-31-51 0-65 37-65 52 0 29 29 34 40 36 20 3 41 7 41 28 0 9-9 39-55 39-6 0-36 0-45-19 15 1 25-9 25-19 0-8-7-13-15-13-10 0-22 8-22 24 0 21 22 35 55 35 64 0 78-43 78-60 0-13-7-22-11-26-11-10-22-11-39-16-14-2-30-5-30-21 0-10 10-32 43-32 10 0 30 2 35 17z"><text:p/></draw:path></draw:g></draw:g></text:span><text:span text:style-name="T124">. </text:span><text:span text:style-name="T125">Pojedynczy cykl protonowy daje energię </text:span><text:span text:style-name="T126">E = </text:span><text:span text:style-name="T127">4,28 ⋅ 10</text:span><text:span text:style-name="T40">−</text:span><text:span text:style-name="T41">12</text:span><text:span text:style-name="T126"> J. </text:span><text:span text:style-name="T128">Dzieląc jedno przez drugie otrzymujemy </text:span><text:span text:style-name="T129">9,</text:span><text:span text:style-name="T130">1⋅</text:span><text:span text:style-name="T131">10</text:span><text:span text:style-name="T42">3</text:span><text:span text:style-name="T43">7</text:span><text:span text:style-name="T42"> </text:span><text:span text:style-name="T103">cykli na sekundę. </text:span><text:span text:style-name="T104">W każdym cyklu tworzone </text:span><text:span text:style-name="T105">jest pięć</text:span><text:span text:style-name="T104"> neutrin co daje nam </text:span><text:span text:style-name="T106">4</text:span><text:span text:style-name="T104">,</text:span><text:span text:style-name="T106">5</text:span><text:span text:style-name="T104">5 ⋅ 10</text:span><text:span text:style-name="T44">38</text:span><text:span text:style-name="T104"> neutrin na sekundę </text:span><text:span text:style-name="T107">w pojedynczym Słońcu</text:span><text:span text:style-name="T104">. </text:span><text:span text:style-name="T108">Przestaje </text:span><text:span text:style-name="T109">już </text:span><text:span text:style-name="T108">dziwić informacja o </text:span><text:span text:style-name="T110">bombardowaniu Ziemi przez</text:span><text:span text:style-name="T108"> 60 miliardów neutrin na sekundę. </text:span><text:span text:style-name="T111">(Nawiasem mówiąc to dzięki astronomii wiemy że neutrina mają masę</text:span><text:span text:style-name="T111"><text:note text:id="ftn1" text:note-class="footnote"><text:note-citation>1</text:note-citation><text:note-body><text:p text:style-name="P17">Problem neutrin słonecznych</text:p></text:note-body></text:note></text:span><text:span text:style-name="T111">.)</text:span></text:p>
      <text:p text:style-name="P10"/>
      <text:p text:style-name="P34"><text:span text:style-name="T86"><text:tab/>P</text:span><text:span text:style-name="T87">oza neutrinami i promieniowaniem </text:span><text:span text:style-name="T102">elektromagnetycznym </text:span><text:span text:style-name="T87">przez wszystko przenika ciemna materia i ciemna energia. </text:span><text:span text:style-name="T88">Nie wiadomo czym one są, </text:span><text:span text:style-name="T89">ale istnieją i są odpowiedzialne za 95% energii wszechświata. </text:span><text:span text:style-name="T90">To one </text:span><text:span text:style-name="T91">mając odpychające oddziaływanie grawitacyjne</text:span><text:span text:style-name="T91"><text:note text:id="ftn2" text:note-class="footnote"><text:note-citation>2</text:note-citation><text:note-body><text:p text:style-name="P1">Problem stałej kosmologicznej</text:p></text:note-body></text:note></text:span><text:span text:style-name="T91"> </text:span><text:span text:style-name="T90">tłumaczą dlaczego wszechświat</text:span><text:span text:style-name="T92"> </text:span><text:span text:style-name="T93">nie </text:span><text:span text:style-name="T92">kurczy </text:span><text:span text:style-name="T93">się</text:span><text:span text:style-name="T92"> pod wpływem wzajemnej grawitacji Ciał Niebieskich</text:span><text:span text:style-name="T90">, a rozszerza – </text:span><text:span text:style-name="T94">co zauważył </text:span><text:span text:style-name="T95">Edwin </text:span><text:span text:style-name="T94">Hubb</text:span><text:span text:style-name="T96">le</text:span><text:span text:style-name="T90">, a nawet przyspiesza rozszerzanie – </text:span><text:span text:style-name="T97">co </text:span><text:span text:style-name="T98">zauważono dzięki obserwacj</text:span><text:span text:style-name="T99">om</text:span><text:span text:style-name="T98"> supernowych</text:span><text:span text:style-name="T90">. </text:span><text:span text:style-name="T100">A przez to że nie oddziałują </text:span><text:span text:style-name="T101">elektromagnetycznie (lub oddziałują niezauważalnie) przenikają przez wszystko.</text:span></text:p>
      <text:p text:style-name="P7"/>
      <text:p text:style-name="P28"><text:span text:style-name="T74">C</text:span><text:span text:style-name="T75">zy próżnia może w ogóle istnieć?</text:span></text:p>
      <text:p text:style-name="P32"><text:span text:style-name="T75"><text:tab/>Oprócz cząsteczek, które mogą zaburzyć próżnię jest również cała gama </text:span><text:span text:style-name="T80">innych problemów. </text:span><text:span text:style-name="T81">N</text:span><text:span text:style-name="T156">a przykład fale grawitacyjne które mogą przechodzić przez materię i ją zakrzywiać. </text:span><text:span text:style-name="T153">Tworzą się one przy zderzeniach czarnych dziur lub supernowych neutronowych. </text:span><text:span text:style-name="T154">Są w stanie przenosić energię odpowiadającą 2 masom słońca. </text:span><text:span text:style-name="T155">&lt;&lt;Więcej o Fal Graw&gt;&gt;</text:span></text:p>
      <text:p text:style-name="P39"/>
      <text:p text:style-name="P18"><text:span text:style-name="T75">&lt;&lt;Tu napisać o próżni kwantowej, kreacji par, falach grawitacyjnych, </text:span><text:span text:style-name="T76">cząstkach wirtualnych, </text:span><text:span text:style-name="T79">energia próżni</text:span><text:span text:style-name="T75">&gt;&gt;</text:span></text:p>
      <text:p text:style-name="P8"/>
      <text:p text:style-name="P29"><text:span text:style-name="T74">C</text:span><text:span text:style-name="T75">zy próżnia jest względna?</text:span></text:p>
      <text:p text:style-name="P40">&lt;Dokładnie wyprowadź z kwantowej teorii pola</text:p>
      <text:p text:style-name="P24"><text:span text:style-name="T45"><text:tab/>Nawet gdyby mieć próżni</text:span><text:span text:style-name="T46">ę</text:span><text:span text:style-name="T45"> nie będzie ona próżnią dla wszystkich obserwatorów. Dzieje się tak w związku z efektem Unruha </text:span><text:span text:style-name="T45"><draw:g text:anchor-type="as-char" svg:y="-0.436cm" draw:z-index="2" draw:name="Kształt4" draw:style-name="gr1"><svg:title>TexMaths</svg:title><svg:desc>12§display§T=\frac{\hbar a}{2 \pi k_B c}§svg§600§FALSE§</svg:desc><draw:g draw:style-name="gr2"><draw:path draw:style-name="gr3" draw:text-style-name="P43" svg:width="1.439cm" svg:height="0.722cm" svg:x="0.006cm" svg:y="0.017cm" svg:viewBox="0 0 1440 723" svg:d="M720 723c-240 0-480 0-720 0 0-241 0-482 0-723 480 0 960 0 1440 0 0 241 0 482 0 723-240 0-480 0-720 0z"><text:p/></draw:path><draw:path draw:style-name="gr4" draw:text-style-name="P44" svg:width="0.201cm" svg:height="0.231cm" svg:x="-0.001cm" svg:y="0.239cm" svg:viewBox="0 0 202 232" svg:d="M120 24c2-10 3-12 7-13 2 0 12 0 18 0 31 0 45 1 45 27 0 6-2 19-3 28 0 2-1 5-1 6 0 2 1 5 4 5s4-3 4-7c2-21 6-41 8-61 0-1 0-4 0-5 0-4-2-4-7-4-56 0-111 0-166 0-7 0-8 0-9 7-6 19-12 40-18 60-1 1-2 5-2 6 0 2 1 4 3 4 3 0 4-2 6-7 16-53 23-59 68-59 4 0 7 0 11 0 8 0 8 1 8 4 0 2-1 6-1 7-13 61-26 122-40 184-2 12-3 15-35 15-11 0-13 0-13 7 0 4 3 4 5 4 8 0 17 0 25 0s17-1 25-1c9 0 17 1 25 1s18 0 26 0c3 0 6 0 6-7 0-4-2-4-9-4-8 0-12 0-20 0-8-1-11-2-11-8 0-2 0-1 1-6 14-62 26-123 40-183z"><text:p/></draw:path><draw:path draw:style-name="gr4" draw:text-style-name="P44" svg:width="0.198cm" svg:height="0.08cm" svg:x="0.307cm" svg:y="0.344cm" svg:viewBox="0 0 199 81" svg:d="M189 15c4 0 10 0 10-7 0-8-6-8-10-8-60 0-119 0-179 0-4 0-10 0-10 8 0 7 6 7 10 7 60 0 119 0 179 0zM189 81c4 0 10 0 10-7 0-6-6-6-10-6-60 0-119 0-179 0-4 0-10 0-10 6 0 7 6 7 10 7 60 0 119 0 179 0z"><text:p/></draw:path><draw:path draw:style-name="gr4" draw:text-style-name="P44" svg:width="0.145cm" svg:height="0.242cm" svg:x="0.908cm" svg:y="0cm" svg:viewBox="0 0 146 243" svg:d="M60 50c19 0 38 0 57 0 5 0 9 0 9-4 0-5-4-5-9-5-19 0-37 0-56 0 3-9 3-9 4-17 2-7 5-19 5-20 0-3-2-4-5-4-5 0-29 3-36 4-3 0-6 0-6 7 0 4 3 4 8 4 14 0 14 2 14 6 0 2-2 13-4 20-5 0-11 0-16 0-6 0-10 0-10 5 0 4 3 4 9 4 5 0 10 0 15 0-13 59-25 116-38 175-1 5-1 6-1 8 0 8 5 10 9 10 5 0 10-5 11-10 0-2 4-17 6-25 2-11 4-21 6-31 1-6 4-18 5-23 1-6 4-17 4-18 2-6 19-42 48-42 13 0 16 13 16 25 0 20-13 62-19 78-2 6-3 11-3 17 0 18 11 29 24 29 29 0 39-51 39-53 0-4-2-4-3-4-3 0-3 1-4 6-9 35-22 43-31 43-5 0-7-4-7-12s3-17 5-23c5-16 18-57 18-76 0-25-13-37-34-37-9 0-27 2-44 26 4-21 9-42 14-63z"><text:p/></draw:path><draw:path draw:style-name="gr4" draw:text-style-name="P44" svg:width="0.136cm" svg:height="0.155cm" svg:x="1.064cm" svg:y="0.085cm" svg:viewBox="0 0 137 156" svg:d="M100 22c-6-13-14-22-28-22-35 0-72 50-72 101 0 32 17 55 40 55 6 0 21-2 39-27 3 15 13 27 27 27 11 0 17-8 22-20 6-12 6-22 9-33 0-4-3-4-3-4-4 0-4 2-5 6-5 22-10 43-23 43-7 0-8-9-8-16 0-8 1-11 3-25 4-15 4-18 7-32 3-15 8-32 11-48 2-9 2-9 2-11 0-6-4-9-9-9-7 0-12 7-12 15zM80 111c-1 6-1 7-6 12-13 19-25 25-33 25-15 0-20-19-20-32 0-18 10-60 17-76 9-20 22-33 34-33 20 0 24 28 24 30s-1 5-1 6c-5 23-10 45-15 68z"><text:p/></draw:path><draw:path draw:style-name="gr4" draw:text-style-name="P44" svg:width="0.819cm" svg:height="0.013cm" svg:x="0.642cm" svg:y="0.376cm" svg:viewBox="0 0 820 14" svg:d="M410 14c-137 0-273 0-410 0 0-5 0-9 0-14 273 0 547 0 820 0 0 5 0 9 0 14-136 0-273 0-410 0z"><text:p/></draw:path><draw:path draw:style-name="gr4" draw:text-style-name="P44" svg:width="0.118cm" svg:height="0.228cm" svg:x="0.656cm" svg:y="0.473cm" svg:viewBox="0 0 119 229" svg:d="M23 203c11-12 21-24 32-36 46-48 64-65 64-100 0-40-26-67-63-67-34 0-56 32-56 63 0 19 15 19 16 19 5 0 15-5 15-18 0-9-5-18-15-18-2 0-3 0-4 0 7-22 23-35 40-35 27 0 40 28 40 56s-15 54-31 76c-19 24-38 49-58 73-3 4-3 5-3 13 37 0 74 0 111 0 3-20 6-40 8-60-2 0-4 0-7 0-1 11-4 26-7 31-2 3-22 3-28 3-17 0-36 0-54 0z"><text:p/></draw:path><draw:path draw:style-name="gr4" draw:text-style-name="P44" svg:width="0.16cm" svg:height="0.151cm" svg:x="0.798cm" svg:y="0.556cm" svg:viewBox="0 0 161 152" svg:d="M71 20c11 0 23 0 34 0-10 51-13 65-13 89 0 5 0 14 2 25 4 16 7 18 11 18 6 0 12-6 12-13 0-2 0-3-1-8-9-24-9-47-9-57 0-18 2-37 5-54 11 0 23 0 34 0 5 0 15 0 15-12 0-8-6-8-12-8-33 0-66 0-100 0-6 0-18 0-31 16-10 13-18 29-18 31 1 1 0 3 3 3s4-1 6-4c14-26 31-26 37-26s11 0 17 0c-9 42-26 83-38 114-2 5-2 6-2 9 0 6 4 9 8 9 9 0 12-10 15-23 4-15 4-16 8-33 6-25 11-51 17-76z"><text:p/></draw:path><draw:path draw:style-name="gr4" draw:text-style-name="P44" svg:width="0.135cm" svg:height="0.241cm" svg:x="0.987cm" svg:y="0.466cm" svg:viewBox="0 0 136 242" svg:d="M70 3c-2-1 0-3-5-3-6 0-28 2-35 3-3 0-6 1-6 7 0 4 2 4 7 4 14 0 15 3 15 6 0 2-1 4-1 6-14 66-29 132-43 198-2 5-2 6-2 8 0 8 7 10 9 10 4 0 9-3 11-7 0-4 14-67 16-75 10 1 35 6 35 29 0 2 0 3-1 7s-1 8-1 12c0 20 12 34 27 34 9 0 17-6 24-19 7-14 10-33 10-34 0-4-2-4-3-4-3 0-4 2-5 7-5 24-12 42-25 42-6 0-10-4-10-16 0-5 1-13 2-19 2-6 2-7 2-11 0-22-20-32-44-36 8-6 18-17 25-26 15-17 28-32 43-32 2 0 2 0 2 0 4 1 5 1 7 3 0 0 0 1 1 1-14 1-17 15-17 19 0 5 3 11 11 11s17-7 17-20c0-10-7-22-20-22-9 0-22 3-45 31-10 12-21 26-33 32 10-49 22-97 32-146z"><text:p/></draw:path><draw:path draw:style-name="gr4" draw:text-style-name="P44" svg:width="0.159cm" svg:height="0.164cm" svg:x="1.142cm" svg:y="0.593cm" svg:viewBox="0 0 160 165" svg:d="M25 146c-2 8-3 10-19 10-3 0-6 0-6 5 0 4 3 4 6 4 27 0 54 0 81 0 35 0 62-28 62-52 0-17-14-32-36-35 26-5 47-23 47-44 0-18-16-34-43-34-26 0-52 0-77 0-3 0-6 0-6 5 0 4 3 4 6 4 1 0 4 0 8 0 5 1 5 1 5 4 0 2 0 1-1 5-9 43-18 85-27 128zM58 75c4-19 8-39 13-58 1-7 1-8 11-8s21 0 31 0c21 0 26 15 26 25 0 20-19 41-47 41-11 0-23 0-34 0zM48 156c-6 0-7 0-7-3 0-2 0-1 1-5 5-22 9-44 14-66 15 0 30 0 44 0 21 0 28 15 28 29 0 24-21 45-46 45-11 0-23 0-34 0z"><text:p/></draw:path><draw:path draw:style-name="gr4" draw:text-style-name="P44" svg:width="0.116cm" svg:height="0.155cm" svg:x="1.344cm" svg:y="0.554cm" svg:viewBox="0 0 117 156" svg:d="M106 22c-5 0-9 0-13 4-5 5-5 11-5 13 0 9 5 13 11 13 8 0 17-9 17-23 0-16-15-29-36-29-40 0-80 49-80 98 0 30 18 58 48 58 43 0 69-37 69-40s-2-5-4-5-2 1-4 4c-24 33-56 33-60 33-18 0-27-17-27-37 0-14 6-47 16-69 10-19 26-34 43-34 10 0 21 4 25 14z"><text:p/></draw:path></draw:g></draw:g></text:span><text:span text:style-name="T45">. </text:span><text:span text:style-name="T47">Nawet gdyby </text:span><text:span text:style-name="T48">nie mieć cząstek i energii</text:span><text:span text:style-name="T47"> to obserwator poruszający się z ogromnym przyspieszeniem zaobserwuje promieniowanie o </text:span><text:span text:style-name="T49">pewnej </text:span><text:span text:style-name="T47">temperaturze (</text:span><text:span text:style-name="T71">dla </text:span><text:span text:style-name="T49">np. </text:span><text:span text:style-name="T72">a = </text:span><text:span text:style-name="T47">3,92 </text:span><text:span text:style-name="T50">⋅ </text:span><text:span text:style-name="T51">10</text:span><text:span text:style-name="T37">19</text:span><text:span text:style-name="T47"> </text:span><text:span text:style-name="T47"><draw:g text:anchor-type="as-char" svg:y="-0.393cm" draw:z-index="4" draw:name="Kształt5" draw:style-name="gr1"><svg:title>TexMaths</svg:title><svg:desc>12§display§\frac{m}{s^2}§svg§600§FALSE§</svg:desc><draw:g draw:style-name="gr2"><draw:path draw:style-name="gr3" draw:text-style-name="P43" svg:width="0.236cm" svg:height="0.464cm" svg:x="0.015cm" svg:y="0.014cm" svg:viewBox="0 0 237 465" svg:d="M0 0c79 0 158 0 237 0 0 155 0 310 0 465-79 0-158 0-237 0 0-155 0-310 0-465z"><text:p/></draw:path><draw:path draw:style-name="gr4" draw:text-style-name="P44" svg:width="0.238cm" svg:height="0.122cm" svg:x="0.014cm" svg:y="0cm" svg:viewBox="0 0 239 123" svg:d="M18 104c-1 4-3 11-3 11 0 6 3 8 8 8 4 0 9-2 11-8 0 0 4-13 5-20 3-8 4-16 7-24 2-6 3-12 5-18 1-5 3-13 3-13 5-9 20-34 49-34 12 0 15 10 15 19 0 7-2 15-4 22-4 11-6 21-9 32-2 7-4 14-6 21 0 5-3 15-3 15 0 6 4 8 8 8 10 0 11-7 14-15 4-16 15-55 17-66 0-3 15-36 47-36 13 0 16 9 16 19 0 15-12 46-17 61-4 6-5 9-5 15 0 13 10 22 25 22 27 0 38-39 38-42s-3-3-4-3c-3 0-3 1-4 6-4 14-14 33-30 33-5 0-7-2-7-9s2-13 5-19c6-15 18-44 18-60 0-17-11-29-34-29-22 0-37 12-48 26 0-4 0-12-8-19-7-5-17-7-23-7-27 0-41 17-46 24-2-15-14-24-27-24s-19 11-22 15c-5 10-9 26-9 27 0 3 3 2 3 3 4 0 4-1 5-7 5-19 11-32 22-32 4 0 9 3 9 13 0 5-1 8-5 22-6 21-11 42-16 63z"><text:p/></draw:path><draw:path draw:style-name="gr4" draw:text-style-name="P44" svg:width="0.266cm" svg:height="0.01cm" svg:x="0cm" svg:y="0.23cm" svg:viewBox="0 0 267 11" svg:d="M0 0c89 0 178 0 267 0 0 4 0 7 0 11-89 0-178 0-267 0 0-4 0-7 0-11z"><text:p/></draw:path><draw:path draw:style-name="gr4" draw:text-style-name="P44" svg:width="0.107cm" svg:height="0.122cm" svg:x="0.015cm" svg:y="0.37cm" svg:viewBox="0 0 108 123" svg:d="M99 19c-8 0-14 6-14 12 0 4 3 8 9 8 7 0 14-5 14-16 0-12-13-23-35-23-39 0-50 28-50 40 0 21 22 25 30 27 16 3 31 5 31 21 0 7-6 29-41 29-5 0-27 0-34-14 11 1 19-7 19-15 0-6-5-9-11-9-8 0-17 5-17 18 0 15 17 26 42 26 47 0 59-32 59-45 0-10-6-17-9-20-8-8-17-8-29-12-11-1-23-3-23-16 0-8 8-24 33-24 7 0 22 2 26 13z"><text:p/></draw:path><draw:path draw:style-name="gr4" draw:text-style-name="P44" svg:width="0.09cm" svg:height="0.125cm" svg:x="0.149cm" svg:y="0.289cm" svg:viewBox="0 0 91 126" svg:d="M91 91c-2 0-5 0-7 0 0 4-3 16-5 17-2 2-18 2-20 2-13 0-26 0-38 0 21-18 28-23 41-32 15-11 29-23 29-41 0-23-22-37-48-37-25 0-43 16-43 34 0 9 9 10 11 10 5 0 11-3 11-10 0-3-1-10-12-10 7-13 20-17 30-17 20 0 31 15 31 30 0 16-12 30-19 37-17 14-33 29-49 45-3 1-3 2-3 7 28 0 56 0 84 0 2-11 5-23 7-35z"><text:p/></draw:path></draw:g></draw:g></text:span><text:span text:style-name="T47"><text:s/></text:span><text:span text:style-name="T71">będzie to </text:span><text:span text:style-name="T73">T = </text:span><text:span text:style-name="T47">1 K).</text:span></text:p>
      <text:p text:style-name="P9"/>
      <text:p text:style-name="P27"><text:span text:style-name="T74">C</text:span><text:span text:style-name="T75">zy można zbadać nicość próżni?</text:span></text:p>
      <text:p text:style-name="P25"><text:span text:style-name="T52"><text:tab/>Pomijając</text:span><text:span text:style-name="T53"> możliwoś</text:span><text:span text:style-name="T54">ć</text:span><text:span text:style-name="T53"> istnienia próżni, Czy można być pewnym </text:span><text:span text:style-name="T84">próżnośći</text:span><text:span text:style-name="T53"> próżni – </text:span><text:span text:style-name="T55">czy można wiedzieć czy nic w niej nie ma? Otóż nie. </text:span><text:span text:style-name="T56">Zasadę nieoznaczoności Haisenberga – jedną z naczelnych zasad w fizyce kwantowej można przekształcić do postaci: </text:span><text:span text:style-name="T56"><draw:g text:anchor-type="as-char" svg:y="-0.579cm" draw:z-index="1" draw:name="Kształt6" draw:style-name="gr1"><svg:title>TexMaths</svg:title><svg:desc>12§display§\Delta m \geq \frac{\hbar}{2c^2\Delta t}§svg§600§FALSE§</svg:desc><draw:g draw:style-name="gr2"><draw:path draw:style-name="gr3" draw:text-style-name="P43" svg:width="2.047cm" svg:height="0.712cm" svg:x="0cm" svg:y="0.018cm" svg:viewBox="0 0 2048 713" svg:d="M1025 713c-342 0-684 0-1025 0 0-238 0-475 0-713 683 0 1366 0 2048 0 0 238 0 475 0 713-341 0-682 0-1023 0z"><text:p/></draw:path><draw:path draw:style-name="gr4" draw:text-style-name="P44" svg:width="0.267cm" svg:height="0.259cm" svg:x="-0.001cm" svg:y="0.235cm" svg:viewBox="0 0 268 260" svg:d="M143 6c-2-4-3-6-10-6-6 0-6 2-9 6-41 82-82 164-123 246-1 4-1 3-1 5 0 3 2 3 7 3 84 0 169 0 253 0 6 0 8 0 8-3-1-2 0-1-2-5-42-82-82-164-123-246zM122 36c33 65 65 131 98 197-65 0-131 0-196 0 33-66 65-132 98-197z"><text:p/></draw:path><draw:path draw:style-name="gr4" draw:text-style-name="P44" svg:width="0.297cm" svg:height="0.163cm" svg:x="0.295cm" svg:y="0.337cm" svg:viewBox="0 0 298 164" svg:d="M22 139c-1 6-3 14-3 16 0 6 5 9 10 9 4 0 10-3 13-10 2-9 5-17 8-27 2-10 5-21 7-32 2-8 5-16 6-25 2-6 4-16 5-17 5-12 25-45 59-45 17 0 20 14 20 25 0 9-2 20-5 30-3 15-8 28-11 43-2 9-5 18-7 27-1 8-5 20-5 22 0 6 5 9 11 9 11 0 14-9 16-20 5-21 18-74 22-88 1-4 20-48 60-48 16 0 19 13 19 25 0 21-14 62-21 82-5 8-6 12-6 19 0 18 13 30 30 30 34 0 48-52 48-55 0-5-3-5-4-5-4 0-4 3-6 8-6 18-17 44-37 44-6 0-9-3-9-11 0-9 3-18 6-26 8-19 23-59 23-80 0-23-15-39-42-39-28 0-46 17-59 35 0-4-1-16-12-26-9-7-20-9-30-9-32 0-50 24-57 32-1-21-16-32-33-32-16 0-24 14-27 21-6 12-11 34-11 35 0 4 3 3 4 4 4 0 4-1 6-8 7-26 14-44 27-44 6 0 12 3 12 17 0 7-1 11-7 30-7 28-13 56-20 84z"><text:p/></draw:path><draw:path draw:style-name="gr4" draw:text-style-name="P44" svg:width="0.221cm" svg:height="0.279cm" svg:x="0.734cm" svg:y="0.265cm" svg:viewBox="0 0 222 280" svg:d="M215 113c5-2 7-4 7-7 0-5-2-7-7-9-67-32-133-63-201-95-5-2-6-2-7-2-4 0-7 3-7 7s3 6 7 9c63 30 127 58 191 88-64 30-127 60-190 91-8 3-8 6-8 8 0 4 3 7 7 7 1 0 2 0 6-2 68-32 135-64 202-95zM209 280c6 0 13 0 13-7s-8-7-13-7c-65 0-130 0-196 0-5 0-13 0-13 7s6 7 12 7c66 0 132 0 197 0z"><text:p/></draw:path><draw:path draw:style-name="gr4" draw:text-style-name="P44" svg:width="0.177cm" svg:height="0.256cm" svg:x="1.521cm" svg:y="0cm" svg:viewBox="0 0 178 257" svg:d="M72 53c24 0 47 0 71 0 6 0 10 0 10-4 0-6-4-6-11-6-23 0-45 0-68 0 4-9 4-10 6-18 1-7 5-20 5-21 0-3-2-4-5-4-8 0-37 3-45 4-3 0-7 0-7 7 0 5 4 5 9 5 17 0 18 2 18 6 0 2-3 14-5 21-7 0-14 0-20 0-7 0-11 0-11 6 0 4 3 4 10 4 6 0 12 0 19 0-16 62-31 123-47 185-1 5-1 6-1 8 0 9 6 11 10 11 8 0 13-6 14-11 1-2 5-17 7-27 3-11 5-21 8-32 1-6 4-19 5-25 3-6 6-17 6-18 3-6 22-45 59-45 15 0 19 14 19 26 0 22-16 66-24 83-2 6-4 11-4 19 0 18 14 30 30 30 36 0 48-54 48-56 0-4-3-4-4-4-3 0-3 1-5 6-11 37-27 45-38 45-6 0-8-4-8-12s3-19 5-25c6-16 23-60 23-80 0-27-17-39-41-39-12 0-33 2-54 27 5-22 11-45 16-66z"><text:p/></draw:path><draw:path draw:style-name="gr4" draw:text-style-name="P44" svg:width="0.935cm" svg:height="0.013cm" svg:x="1.131cm" svg:y="0.398cm" svg:viewBox="0 0 936 14" svg:d="M468 14c-157 0-312 0-468 0 0-5 0-9 0-14 312 0 624 0 936 0 0 5 0 9 0 14-156 0-312 0-468 0z"><text:p/></draw:path><draw:path draw:style-name="gr4" draw:text-style-name="P44" svg:width="0.145cm" svg:height="0.241cm" svg:x="1.148cm" svg:y="0.503cm" svg:viewBox="0 0 146 242" svg:d="M29 214c12-12 26-25 38-37 57-51 79-70 79-107 0-41-33-70-78-70-41 0-68 33-68 66 0 20 19 20 20 20 6 0 18-4 18-19 0-9-6-18-18-18-3 0-4 0-6 0 9-24 28-38 50-38 33 0 49 30 49 59s-19 58-39 81c-23 26-46 52-70 78-4 4-4 5-4 13 46 0 90 0 136 0 3-22 7-42 10-63-3 0-6 0-9 0-3 10-5 27-9 32-2 3-26 3-34 3-22 0-43 0-65 0z"><text:p/></draw:path><draw:path draw:style-name="gr4" draw:text-style-name="P44" svg:width="0.141cm" svg:height="0.163cm" svg:x="1.327cm" svg:y="0.586cm" svg:viewBox="0 0 142 164" svg:d="M129 23c-6 0-11 0-16 4-5 6-6 12-6 14 0 10 6 13 13 13 10 0 21-8 21-23 0-18-18-31-44-31-48 0-97 52-97 102 0 34 21 62 59 62 52 0 83-38 83-43 0-2-2-4-5-4-1 0-3 1-5 3-29 36-68 36-72 36-24 0-33-17-33-39 0-16 7-51 20-73 11-20 31-36 50-36 13 0 27 4 32 15z"><text:p/></draw:path><draw:path draw:style-name="gr4" draw:text-style-name="P44" svg:width="0.112cm" svg:height="0.169cm" svg:x="1.485cm" svg:y="0.472cm" svg:viewBox="0 0 113 170" svg:d="M113 123c-3 0-6 0-10 0 0 5-3 21-6 23-2 2-21 2-25 2-15 0-32 0-47 0 27-24 36-31 52-44 18-14 36-30 36-54 0-30-27-50-60-50-31 0-53 23-53 46 0 13 11 14 13 14 7 0 14-4 14-13 0-5-2-14-15-14 8-17 25-24 38-24 24 0 38 20 38 41 0 22-16 40-24 48-21 21-40 41-61 61-3 2-3 3-3 11 35 0 69 0 104 0 4-16 6-31 9-47z"><text:p/></draw:path><draw:path draw:style-name="gr4" draw:text-style-name="P44" svg:width="0.267cm" svg:height="0.259cm" svg:x="1.65cm" svg:y="0.483cm" svg:viewBox="0 0 268 260" svg:d="M143 6c-2-5-3-6-10-6-6 0-6 1-9 6-41 82-82 164-123 246-1 4-1 3-1 5 0 3 2 3 7 3 84 0 169 0 253 0 6 0 8 0 8-3-1-2 0-1-2-5-42-82-82-164-123-246zM122 36c33 65 65 131 98 196-65 0-131 0-196 0 33-65 65-131 98-196z"><text:p/></draw:path><draw:path draw:style-name="gr4" draw:text-style-name="P44" svg:width="0.111cm" svg:height="0.231cm" svg:x="1.944cm" svg:y="0.519cm" svg:viewBox="0 0 112 232" svg:d="M66 83c12 0 23 0 34 0 8 0 12 0 12-7 0-5-4-5-11-5-10 0-21 0-32 0 14-51 16-59 16-61 0-6-5-10-12-10-1 0-11 1-14 13-4 20-9 39-13 58-12 0-23 0-35 0-7 0-11 0-11 7 0 5 3 5 10 5 11 0 22 0 32 0-26 102-28 108-28 116 0 18 14 33 34 33 37 0 58-53 58-56 0-4-4-4-5-4-3 0-4 1-5 5-15 38-35 46-47 46-8 0-12-4-12-16 0-8 1-11 2-18 10-36 18-71 27-106z"><text:p/></draw:path></draw:g></draw:g></text:span><text:span text:style-name="T56"><text:s/></text:span><text:span text:style-name="T57">z której wynika że niepewność pomiaru masy </text:span><text:soft-page-break/><text:span text:style-name="T57">jest odwrotnie proporcjonalna do niepewności pomiaru czasu. </text:span><text:span text:style-name="T58">Co z tego wynika? </text:span><text:span text:style-name="T59">Gdyby chcieć znać masę jakiegoś obiektu z dokładnością do masy neutrina, to znajomość, </text:span><text:span text:style-name="T60">pewność</text:span><text:span text:style-name="T59"> </text:span><text:span text:style-name="T61">pomiaru </text:span><text:span text:style-name="T59">czasu, czyli tempa przemian zachodzących w obiekcie, </text:span><text:span text:style-name="T62">będzie </text:span><text:span text:style-name="T63">mniejsza niż czas połowicznego rozpadu </text:span><text:span text:style-name="T38">8</text:span><text:span text:style-name="T63">Be. </text:span><text:span text:style-name="T64">Gdyby chcieć znać czas z dokładnością do czasu Planka, </text:span><text:span text:style-name="T65">to niepewność pomiaru masy będzie rzędu masy cząstki węgla. </text:span><text:span text:style-name="T66">Czyli nie da się naraz wiedzieć czy w obiekcie jest </text:span><text:span text:style-name="T67">jakaś </text:span><text:span text:style-name="T68">mała </text:span><text:span text:style-name="T67">cząstka</text:span><text:span text:style-name="T66"> i czy zaszła </text:span><text:span text:style-name="T69">w nim </text:span><text:span text:style-name="T66">jakaś </text:span><text:span text:style-name="T70">szybka </text:span><text:span text:style-name="T66">reakcja.</text:span></text:p>
      <text:p text:style-name="P42"/>
      <text:p text:style-name="P30"><text:span text:style-name="T82">W </text:span><text:span text:style-name="T75">takim razie jak robi się </text:span><text:span text:style-name="T85">prawie próżnię </text:span><text:span text:style-name="T83">w laboratoriach?</text:span></text:p>
      <text:p text:style-name="P41">&lt;&lt;Książka od Dyńca&gt;&gt;</text:p>
      <text:p text:style-name="P11"/>
      <text:p text:style-name="P23"><text:span text:style-name="T77">P</text:span><text:span text:style-name="T78">odsumowanie</text:span></text:p>
      <text:p text:style-name="P6">Wszystko ze sobą oddziałuje, a przez to ciężko utrzymać ciało w bezruchu i niskiej temperaturze. To utrudnia powstanie a tym bardziej utrzymanie próżni. </text:p>
      <text:p text:style-name="P12"/>
      <text:p text:style-name="P12"/>
      <text:p text:style-name="P12"/>
      <text:p text:style-name="P16">Bibliografia</text:p>
      <text:p text:style-name="P13">Lewrence M. Krauss „Wszechświat z niczego”</text:p>
      <text:p text:style-name="P15">Neil deGrasse Tyson „Astrofizyka dla zabieganych”</text:p>
      <text:p text:style-name="P14">Witold Mizerski „Tablice Fizyczno-Astronomiczne”<text:line-break/>Andrzej Dragan „Kwantechizm”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in Modern Math" svg:font-family="'Latin Modern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00:06:53.631814289</meta:creation-date>
    <dc:date>2022-07-20T17:14:46.229649236</dc:date>
    <meta:editing-duration>PT3H49M43S</meta:editing-duration>
    <meta:editing-cycles>260</meta:editing-cycles>
    <meta:generator>LibreOffice/6.4.7.2$Linux_X86_64 LibreOffice_project/40$Build-2</meta:generator>
    <meta:document-statistic meta:table-count="0" meta:image-count="0" meta:object-count="0" meta:page-count="3" meta:paragraph-count="30" meta:word-count="918" meta:character-count="6150" meta:non-whitespace-character-count="5234"/>
  </office:meta>
</office:document-meta>
</file>